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46cm"/>
    </style:style>
    <style:style style:name="co2" style:family="table-column">
      <style:table-column-properties fo:break-before="auto" style:column-width="2.177cm"/>
    </style:style>
    <style:style style:name="co3" style:family="table-column">
      <style:table-column-properties fo:break-before="auto" style:column-width="6.479cm"/>
    </style:style>
    <style:style style:name="co4" style:family="table-column">
      <style:table-column-properties fo:break-before="auto" style:column-width="1.842cm"/>
    </style:style>
    <style:style style:name="co5" style:family="table-column">
      <style:table-column-properties fo:break-before="auto" style:column-width="2.143cm"/>
    </style:style>
    <style:style style:name="co6" style:family="table-column">
      <style:table-column-properties fo:break-before="auto" style:column-width="0.272cm"/>
    </style:style>
    <style:style style:name="co7" style:family="table-column">
      <style:table-column-properties fo:break-before="auto" style:column-width="2.566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013cm"/>
    </style:style>
    <style:style style:name="co10" style:family="table-column">
      <style:table-column-properties fo:break-before="auto" style:column-width="2.632cm"/>
    </style:style>
    <style:style style:name="co11" style:family="table-column">
      <style:table-column-properties fo:break-before="auto" style:column-width="1.392cm"/>
    </style:style>
    <style:style style:name="co12" style:family="table-column">
      <style:table-column-properties fo:break-before="auto" style:column-width="1.385cm"/>
    </style:style>
    <style:style style:name="co13" style:family="table-column">
      <style:table-column-properties fo:break-before="auto" style:column-width="1.792cm"/>
    </style:style>
    <style:style style:name="co14" style:family="table-column">
      <style:table-column-properties fo:break-before="auto" style:column-width="1.799cm"/>
    </style:style>
    <style:style style:name="co15" style:family="table-column">
      <style:table-column-properties fo:break-before="auto" style:column-width="2.431cm"/>
    </style:style>
    <style:style style:name="co16" style:family="table-column">
      <style:table-column-properties fo:break-before="auto" style:column-width="1.889cm"/>
    </style:style>
    <style:style style:name="co17" style:family="table-column">
      <style:table-column-properties fo:break-before="auto" style:column-width="4.03cm"/>
    </style:style>
    <style:style style:name="co18" style:family="table-column">
      <style:table-column-properties fo:break-before="auto" style:column-width="1.976cm"/>
    </style:style>
    <style:style style:name="co19" style:family="table-column">
      <style:table-column-properties fo:break-before="auto" style:column-width="1.685cm"/>
    </style:style>
    <style:style style:name="co20" style:family="table-column">
      <style:table-column-properties fo:break-before="auto" style:column-width="1.542cm"/>
    </style:style>
    <style:style style:name="co21" style:family="table-column">
      <style:table-column-properties fo:break-before="auto" style:column-width="1.986cm"/>
    </style:style>
    <style:style style:name="co22" style:family="table-column">
      <style:table-column-properties fo:break-before="auto" style:column-width="3.9cm"/>
    </style:style>
    <style:style style:name="co23" style:family="table-column">
      <style:table-column-properties fo:break-before="auto" style:column-width="2.071cm"/>
    </style:style>
    <style:style style:name="co24" style:family="table-column">
      <style:table-column-properties fo:break-before="auto" style:column-width="2.016cm"/>
    </style:style>
    <style:style style:name="co25" style:family="table-column">
      <style:table-column-properties fo:break-before="auto" style:column-width="1.446cm"/>
    </style:style>
    <style:style style:name="co26" style:family="table-column">
      <style:table-column-properties fo:break-before="auto" style:column-width="2.007cm"/>
    </style:style>
    <style:style style:name="co27" style:family="table-column">
      <style:table-column-properties fo:break-before="auto" style:column-width="7.0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number-style style:name="N5">
      <number:number number:decimal-places="2" number:min-decimal-places="2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3" number:automatic-order="true">
      <number:day number:style="long"/>
      <number:text>.</number:text>
      <number:month number:textual="true"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number:min-decimal-places="2" number:min-integer-digits="1" number:grouping="true"/>
    </number:number-style>
    <style:style style:name="ce36" style:family="table-cell" style:parent-style-name="Default">
      <style:text-properties style:font-name="Liberation Sans" fo:font-size="10pt" style:font-size-asian="10pt" style:font-size-complex="10pt"/>
    </style:style>
    <style:style style:name="ce37" style:family="table-cell" style:parent-style-name="Default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38" style:family="table-cell" style:parent-style-name="Default">
      <style:table-cell-properties fo:border="none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 style:data-style-name="N36">
      <style:text-properties style:font-name="Liberation Sans" fo:font-size="10pt" style:font-size-asian="10pt" style:font-size-complex="10pt"/>
    </style:style>
    <style:style style:name="ce123" style:family="table-cell" style:parent-style-name="Default" style:data-style-name="N36"/>
    <style:style style:name="ce5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9" style:family="table-cell" style:parent-style-name="Defaul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58" style:family="table-cell" style:parent-style-name="Default" style:data-style-name="N4">
      <style:table-cell-properties fo:border="none"/>
      <style:text-properties style:font-name="Liberation Sans" fo:font-size="10pt" style:font-size-asian="10pt" style:font-size-complex="10pt"/>
    </style:style>
    <style:style style:name="ce61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63" style:family="table-cell" style:parent-style-name="Default" style:data-style-name="N4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4"/>
    <style:style style:name="ce133" style:family="table-cell" style:parent-style-name="Default" style:data-style-name="N125">
      <style:text-properties style:font-name="Liberation Sans" fo:font-size="10pt" style:font-size-asian="10pt" style:font-size-complex="10pt"/>
    </style:style>
    <style:style style:name="ce134" style:family="table-cell" style:parent-style-name="Default" style:data-style-name="N125">
      <style:table-cell-properties fo:border="none"/>
      <style:text-properties style:font-name="Liberation Sans" fo:font-size="10pt" style:font-size-asian="10pt" style:font-size-complex="10pt"/>
    </style:style>
    <style:style style:name="ce135" style:family="table-cell" style:parent-style-name="Default" style:data-style-name="N125">
      <style:table-cell-properties style:text-align-source="fix" style:repeat-content="false" fo:border="non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9" style:family="table-cell" style:parent-style-name="Default" style:data-style-name="N125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14" style:family="table-cell" style:parent-style-name="Default" style:data-style-name="N125"/>
    <style:style style:name="ce130" style:family="table-cell" style:parent-style-name="Default" style:data-style-name="N125">
      <style:table-cell-properties fo:border="non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5" style:family="table-cell" style:parent-style-name="Excel_20_Built-in_20_Normal" style:data-style-name="N125">
      <style:table-cell-properties style:cell-protect="protected" style:print-content="true" style:text-align-source="fix" style:repeat-content="false" fo:background-color="transparent" fo:border="none" style:vertical-align="automatic"/>
      <style:paragraph-properties fo:text-align="end" fo:margin-left="0cm"/>
      <style:text-properties fo:color="#000000" style:font-name="Liberation Sans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46" style:family="table-cell" style:parent-style-name="Default" style:data-style-name="N125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47" style:family="table-cell" style:parent-style-name="Excel_20_Built-in_20_Normal" style:data-style-name="N125">
      <style:table-cell-properties fo:border="none" style:rotation-align="none"/>
      <style:text-properties style:font-name="Liberation Sans" fo:font-size="10pt" style:font-size-asian="10pt" style:font-size-complex="10pt"/>
    </style:style>
    <style:style style:name="ce25" style:family="table-cell" style:parent-style-name="Excel_20_Built-in_20_Normal" style:data-style-name="N125">
      <style:table-cell-properties fo:border="none" style:rotation-align="none"/>
      <style:text-properties fo:color="#000000" style:font-name="Liberation Sans" fo:font-size="14pt" fo:font-weight="bold" style:font-size-asian="14pt" style:font-weight-asian="bold" style:font-size-complex="14pt" style:font-weight-complex="bold"/>
    </style:style>
    <style:style style:name="ce12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24" style:family="table-cell" style:parent-style-name="Default" style:data-style-name="N36">
      <style:table-cell-properties fo:border="none"/>
    </style:style>
    <style:style style:name="ce125" style:family="table-cell" style:parent-style-name="Default">
      <style:text-properties fo:font-size="9pt" style:font-size-asian="9pt" style:font-size-complex="9pt"/>
    </style:style>
    <style:style style:name="ce126" style:family="table-cell" style:parent-style-name="Default"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27" style:family="table-cell" style:parent-style-name="Default">
      <style:text-properties fo:font-size="9pt" fo:font-weight="bold" style:font-size-asian="9pt" style:font-weight-asian="bold" style:font-size-complex="9pt" style:font-weight-complex="bold"/>
    </style:style>
    <style:style style:name="ce128" style:family="table-cell" style:parent-style-name="Default">
      <style:table-cell-properties fo:border="none"/>
      <style:text-properties fo:font-size="9pt" style:font-size-asian="9pt" style:font-size-complex="9pt"/>
    </style:style>
    <style:style style:name="ce129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131" style:family="table-cell" style:parent-style-name="Default">
      <style:text-properties fo:font-size="9pt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ce132" style:family="table-cell" style:parent-style-name="Default" style:data-style-name="N33"/>
    <style:style style:name="ce136" style:family="table-cell" style:parent-style-name="Default" style:data-style-name="N33">
      <style:table-cell-properties style:text-align-source="fix" style:repeat-content="false"/>
      <style:paragraph-properties fo:text-align="start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37" style:family="table-cell" style:parent-style-name="Default" style:data-style-name="N33">
      <style:table-cell-properties fo:border="none"/>
    </style:style>
    <style:style style:name="ce148" style:family="table-cell" style:parent-style-name="Default" style:data-style-name="N33">
      <style:text-properties style:text-underline-style="solid" style:text-underline-width="auto" style:text-underline-color="font-color"/>
    </style:style>
    <style:style style:name="ce149" style:family="table-cell" style:parent-style-name="Default" style:data-style-name="N33">
      <style:table-cell-properties style:text-align-source="fix" style:repeat-content="false"/>
      <style:paragraph-properties fo:text-align="center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0" style:family="table-cell" style:parent-style-name="Default" style:data-style-name="N33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53" style:family="table-cell" style:parent-style-name="Default" style:data-style-name="N4">
      <style:table-cell-properties fo:border="none"/>
      <style:text-properties fo:font-weight="bold" style:font-weight-asian="bold" style:font-weight-complex="bold"/>
    </style:style>
    <style:style style:name="ce154" style:family="table-cell" style:parent-style-name="Default" style:data-style-name="N4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5" style:family="table-cell" style:parent-style-name="Default" style:data-style-name="N4">
      <style:text-properties fo:font-weight="bold" style:font-weight-asian="bold" style:font-weight-complex="bold"/>
    </style:style>
    <style:style style:name="ce166" style:family="table-cell" style:parent-style-name="Default" style:data-style-name="N4">
      <style:table-cell-properties fo:border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67" style:family="table-cell" style:parent-style-name="Default" style:data-style-name="N4">
      <style:table-cell-properties fo:border="none"/>
    </style:style>
    <style:style style:name="ce170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2" style:family="table-cell" style:parent-style-name="Default" style:data-style-name="N11"/>
    <style:style style:name="ce1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4" style:family="table-cell" style:parent-style-name="Default" style:data-style-name="N4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17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77" style:family="table-cell" style:parent-style-name="Default" style:data-style-name="N36">
      <style:table-cell-properties style:text-align-source="fix" style:repeat-content="false" fo:border="non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0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181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2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3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185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186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187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189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190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191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19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93" style:family="table-cell" style:parent-style-name="Default">
      <style:text-properties fo:font-weight="bold" style:font-weight-asian="bold" style:font-weight-complex="bold"/>
    </style:style>
    <style:style style:name="ce194" style:family="table-cell" style:parent-style-name="Default" style:data-style-name="N4">
      <style:text-properties fo:font-size="10pt" style:text-underline-style="solid" style:text-underline-width="auto" style:text-underline-color="font-color" fo:font-weight="normal" style:font-size-asian="10pt" style:font-weight-asian="normal" style:font-size-complex="10pt" style:font-weight-complex="normal"/>
    </style:style>
    <style:style style:name="ce195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196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197" style:family="table-cell" style:parent-style-name="Default" style:data-style-name="N36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8" style:family="table-cell" style:parent-style-name="Default" style:data-style-name="N4">
      <style:table-cell-properties fo:background-color="transparent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220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16" style:family="table-cell" style:parent-style-name="Default" style:data-style-name="N4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 style:data-style-name="N119">
      <style:table-cell-properties fo:border="none"/>
      <style:text-properties style:font-name="Liberation Serif" fo:font-size="12pt" style:font-size-asian="12pt" style:font-size-complex="12pt"/>
    </style:style>
    <style:style style:name="ce72" style:family="table-cell" style:parent-style-name="Default" style:data-style-name="N119">
      <style:text-properties style:font-name="Liberation Serif" fo:font-size="12pt" style:font-size-asian="12pt" style:font-size-complex="12pt"/>
    </style:style>
    <style:style style:name="ce226" style:family="table-cell" style:parent-style-name="Default" style:data-style-name="N4">
      <style:text-properties style:font-name="Liberation Serif" fo:font-size="12pt" style:font-size-asian="12pt" style:font-size-complex="12pt"/>
    </style:style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229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155" style:family="table-cell" style:parent-style-name="Default" style:data-style-name="N5"/>
    <style:style style:name="ce156" style:family="table-cell" style:parent-style-name="Default" style:data-style-name="N5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5">
      <style:table-cell-properties style:text-align-source="fix" style:repeat-content="false" fo:border="none"/>
      <style:paragraph-properties fo:text-align="end" fo:margin-left="0c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58" style:family="table-cell" style:parent-style-name="Default" style:data-style-name="N5">
      <style:table-cell-properties fo:border="none"/>
      <style:text-properties style:font-name="Liberation Serif" fo:font-size="12pt" style:font-size-asian="12pt" style:font-size-complex="12pt"/>
    </style:style>
    <style:style style:name="ce160" style:family="table-cell" style:parent-style-name="Default" style:data-style-name="N5">
      <style:text-properties style:font-name="Liberation Serif" fo:font-size="12pt" style:font-size-asian="12pt" style:font-size-complex="12pt"/>
    </style:style>
    <style:style style:name="ce161" style:family="table-cell" style:parent-style-name="Excel_20_Built-in_20_Normal" style:data-style-name="N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6" style:family="table-cell" style:parent-style-name="Default" style:data-style-name="N125">
      <style:table-cell-properties fo:border="none"/>
      <style:text-properties style:font-name="Liberation Serif" fo:font-size="12pt" style:font-size-asian="12pt" style:font-size-complex="12pt"/>
    </style:style>
    <style:style style:name="ce168" style:family="table-cell" style:parent-style-name="Excel_20_Built-in_20_Normal" style:data-style-name="N125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238" style:family="table-cell" style:parent-style-name="Default" style:data-style-name="N4">
      <style:text-properties style:font-name="Liberation Serif" fo:font-size="10pt" style:font-size-asian="10pt" style:font-size-complex="10pt"/>
    </style:style>
    <style:style style:name="ce239" style:family="table-cell" style:parent-style-name="Default">
      <style:table-cell-properties fo:border="none"/>
      <style:text-properties style:font-name="Liberation Serif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02 Slnk" table:style-name="ta1">
        <table:table-column table:style-name="co1" table:default-cell-style-name="ce36"/>
        <table:table-column table:style-name="co2" table:default-cell-style-name="ce36"/>
        <table:table-column table:style-name="co3" table:default-cell-style-name="ce36"/>
        <table:table-column table:style-name="co4" table:default-cell-style-name="ce62"/>
        <table:table-column table:style-name="co5" table:default-cell-style-name="ce133"/>
        <table:table-column table:style-name="co6" table:default-cell-style-name="ce62"/>
        <table:table-column table:style-name="co7" table:default-cell-style-name="ce133"/>
        <table:table-column table:style-name="co8" table:number-columns-repeated="57" table:default-cell-style-name="ce36"/>
        <table:table-row table:style-name="ro1">
          <table:table-cell/>
          <table:table-cell table:style-name="ce37" office:value-type="string" calcext:value-type="string">
            <text:p>SELANİK DOĞUŞ 2020 HESAP – 2021 ‘ devir</text:p>
          </table:table-cell>
          <table:table-cell/>
          <table:table-cell table:formula="of:=SUM([.D8:.D56])" office:value-type="float" office:value="83108.74" calcext:value-type="float">
            <text:p>83.108,74</text:p>
          </table:table-cell>
          <table:table-cell table:formula="of:=SUM([.E8:.E54])" office:value-type="float" office:value="110765" calcext:value-type="float">
            <text:p>110.765,00</text:p>
          </table:table-cell>
          <table:table-cell table:style-name="ce58"/>
          <table:table-cell table:style-name="ce130" table:formula="of:=[.G6]-[.D1]+[.E1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/>
          <table:table-cell table:style-name="ce37"/>
          <table:table-cell/>
          <table:table-cell table:style-name="ce58"/>
          <table:table-cell table:style-name="ce134"/>
          <table:table-cell table:style-name="ce58"/>
          <table:table-cell table:style-name="ce134"/>
          <table:table-cell table:number-columns-repeated="57"/>
        </table:table-row>
        <table:table-row table:style-name="ro1">
          <table:table-cell/>
          <table:table-cell table:style-name="ce38"/>
          <table:table-cell table:style-name="ce50"/>
          <table:table-cell table:style-name="ce61"/>
          <table:table-cell table:style-name="ce135" office:value-type="string" calcext:value-type="string">
            <text:p>DOĞUŞ</text:p>
          </table:table-cell>
          <table:table-cell table:style-name="ce61"/>
          <table:table-cell table:style-name="ce135"/>
          <table:table-cell table:number-columns-repeated="57"/>
        </table:table-row>
        <table:table-row table:style-name="ro1">
          <table:table-cell/>
          <table:table-cell table:style-name="ce38"/>
          <table:table-cell/>
          <table:table-cell table:style-name="ce61" office:value-type="string" calcext:value-type="string">
            <text:p>SELANİK</text:p>
          </table:table-cell>
          <table:table-cell table:style-name="ce139" office:value-type="string" calcext:value-type="string">
            <text:p>ÖDEME</text:p>
          </table:table-cell>
          <table:table-cell table:style-name="ce61"/>
          <table:table-cell table:style-name="ce145" office:value-type="string" calcext:value-type="string">
            <text:p>BAKİYE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4" office:value-type="float" office:value="2020" calcext:value-type="float">
            <text:p>2020</text:p>
          </table:table-cell>
          <table:table-cell table:style-name="ce4" office:value-type="string" calcext:value-type="string">
            <text:p>2019 nakli yekün doğuş borçlu</text:p>
          </table:table-cell>
          <table:table-cell table:style-name="ce63"/>
          <table:table-cell table:style-name="ce143"/>
          <table:table-cell/>
          <table:table-cell table:style-name="ce146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7]-[.D7]+[.G6]" office:value-type="float" office:value="-103677.09" calcext:value-type="float">
            <text:p>-103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1" calcext:value-type="date">
            <text:p>01.01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8]-[.D8]+[.G7]" office:value-type="float" office:value="-104677.09" calcext:value-type="float">
            <text:p>-104.6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2" calcext:value-type="date">
            <text:p>02.03.2020</text:p>
          </table:table-cell>
          <table:table-cell office:value-type="string" calcext:value-type="string">
            <text:p>Ali Balcıya nakit ziraat senet</text:p>
          </table:table-cell>
          <table:table-cell/>
          <table:table-cell office:value-type="float" office:value="18600" calcext:value-type="float">
            <text:p>18.600,00</text:p>
          </table:table-cell>
          <table:table-cell/>
          <table:table-cell table:style-name="ce147" table:formula="of:=[.E9]-[.D9]+[.G8]" office:value-type="float" office:value="-86077.09" calcext:value-type="float">
            <text:p>-86.0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03" calcext:value-type="date">
            <text:p>03.03.2020</text:p>
          </table:table-cell>
          <table:table-cell office:value-type="string" calcext:value-type="string">
            <text:p>Ali Balcıdan nakit alınan</text:p>
          </table:table-cell>
          <table:table-cell office:value-type="float" office:value="3500" calcext:value-type="float">
            <text:p>3.500,00</text:p>
          </table:table-cell>
          <table:table-cell table:number-columns-repeated="2"/>
          <table:table-cell table:style-name="ce147" table:formula="of:=[.E10]-[.D10]+[.G9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03" calcext:value-type="date">
            <text:p>03.01.2020</text:p>
          </table:table-cell>
          <table:table-cell table:style-name="ce40" office:value-type="string" calcext:value-type="string">
            <text:p>Ali Balcıdan çek 30-1-2020 Duran Malatyalı </text:p>
          </table:table-cell>
          <table:table-cell office:value-type="float" office:value="15000" calcext:value-type="float">
            <text:p>15.000,00</text:p>
          </table:table-cell>
          <table:table-cell table:number-columns-repeated="2"/>
          <table:table-cell table:style-name="ce147" table:formula="of:=[.E11]-[.D11]+[.G10]" office:value-type="float" office:value="-104577.09" calcext:value-type="float">
            <text:p>-104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1-30" calcext:value-type="date">
            <text:p>30.01.2020</text:p>
          </table:table-cell>
          <table:table-cell office:value-type="string" calcext:value-type="string">
            <text:p>balmer hesabına yatan malatyalının çek</text:p>
          </table:table-cell>
          <table:table-cell/>
          <table:table-cell office:value-type="float" office:value="15000" calcext:value-type="float">
            <text:p>15.000,00</text:p>
          </table:table-cell>
          <table:table-cell/>
          <table:table-cell table:style-name="ce147" table:formula="of:=[.E12]-[.D12]+[.G11]" office:value-type="float" office:value="-89577.09" calcext:value-type="float">
            <text:p>-89.57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3-20" calcext:value-type="date">
            <text:p>20.03.2020</text:p>
          </table:table-cell>
          <table:table-cell office:value-type="string" calcext:value-type="string">
            <text:p>Ziraat hayat sigortası kredi</text:p>
          </table:table-cell>
          <table:table-cell/>
          <table:table-cell office:value-type="float" office:value="140" calcext:value-type="float">
            <text:p>140,00</text:p>
          </table:table-cell>
          <table:table-cell/>
          <table:table-cell table:style-name="ce147" table:formula="of:=[.E13]-[.D13]+[.G12]" office:value-type="float" office:value="-89437.09" calcext:value-type="float">
            <text:p>-89.437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4-13" calcext:value-type="date">
            <text:p>13.04.2020</text:p>
          </table:table-cell>
          <table:table-cell office:value-type="string" calcext:value-type="string">
            <text:p>KK satış bayraktardan geçildi</text:p>
          </table:table-cell>
          <table:table-cell/>
          <table:table-cell office:value-type="float" office:value="675" calcext:value-type="float">
            <text:p>675,00</text:p>
          </table:table-cell>
          <table:table-cell/>
          <table:table-cell table:style-name="ce147" table:formula="of:=[.E14]-[.D14]+[.G13]" office:value-type="float" office:value="-88762.09" calcext:value-type="float">
            <text:p>-88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3" calcext:value-type="date">
            <text:p>13.05.2020</text:p>
          </table:table-cell>
          <table:table-cell office:value-type="string" calcext:value-type="string">
            <text:p>Ali balcı ya nakit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style-name="ce147" table:formula="of:=[.E15]-[.D15]+[.G14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5-14" calcext:value-type="date">
            <text:p>14.05.2020</text:p>
          </table:table-cell>
          <table:table-cell office:value-type="string" calcext:value-type="string">
            <text:p>Ali balcı dan nakit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16]-[.D16]+[.G15]" office:value-type="float" office:value="-88262.09" calcext:value-type="float">
            <text:p>-88.262,0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Bilgisayarcı ismail Kiradan icra</text:p>
          </table:table-cell>
          <table:table-cell/>
          <table:table-cell office:value-type="float" office:value="3500" calcext:value-type="float">
            <text:p>3.500,00</text:p>
          </table:table-cell>
          <table:table-cell/>
          <table:table-cell table:style-name="ce147" table:formula="of:=[.E17]-[.D17]+[.G16]" office:value-type="float" office:value="-84762.09" calcext:value-type="float">
            <text:p>-84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18" calcext:value-type="date">
            <text:p>18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18]-[.D18]+[.G17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/>
          <table:table-cell table:number-columns-repeated="3"/>
          <table:table-cell table:style-name="ce36"/>
          <table:table-cell table:style-name="ce147" table:formula="of:=[.E19]-[.D19]+[.G18]" office:value-type="float" office:value="-86762.09" calcext:value-type="float">
            <text:p>-8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0" calcext:value-type="date">
            <text:p>20.07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23000" calcext:value-type="float">
            <text:p>23.000,00</text:p>
          </table:table-cell>
          <table:table-cell/>
          <table:table-cell table:style-name="ce147" table:formula="of:=[.E20]-[.D20]+[.G19]" office:value-type="float" office:value="-63762.09" calcext:value-type="float">
            <text:p>-63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5" calcext:value-type="date">
            <text:p>25.07.2020</text:p>
          </table:table-cell>
          <table:table-cell office:value-type="string" calcext:value-type="string">
            <text:p>Şafak Günesen mezar hesaba havale</text:p>
          </table:table-cell>
          <table:table-cell office:value-type="float" office:value="2000" calcext:value-type="float">
            <text:p>2.000,00</text:p>
          </table:table-cell>
          <table:table-cell/>
          <table:table-cell table:style-name="ce36"/>
          <table:table-cell table:style-name="ce147" table:formula="of:=[.E21]-[.D21]+[.G20]" office:value-type="float" office:value="-65762.09" calcext:value-type="float">
            <text:p>-6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28" calcext:value-type="date">
            <text:p>28.07.2020</text:p>
          </table:table-cell>
          <table:table-cell office:value-type="string" calcext:value-type="string">
            <text:p>Ali Balcıya nakit <text:s/></text:p>
          </table:table-cell>
          <table:table-cell office:value-type="float" office:value="1000" calcext:value-type="float">
            <text:p>1.000,00</text:p>
          </table:table-cell>
          <table:table-cell table:number-columns-repeated="2"/>
          <table:table-cell table:style-name="ce147" table:formula="of:=[.E22]-[.D22]+[.G21]" office:value-type="float" office:value="-66762.09" calcext:value-type="float">
            <text:p>-6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7-30" calcext:value-type="date">
            <text:p>30.07.2020</text:p>
          </table:table-cell>
          <table:table-cell office:value-type="string" calcext:value-type="string">
            <text:p>oğuzhan türkmen kira SENET İŞ 800</text:p>
          </table:table-cell>
          <table:table-cell/>
          <table:table-cell office:value-type="float" office:value="17000" calcext:value-type="float">
            <text:p>17.000,00</text:p>
          </table:table-cell>
          <table:table-cell/>
          <table:table-cell table:style-name="ce147" table:formula="of:=[.E23]-[.D23]+[.G22]" office:value-type="float" office:value="-49762.09" calcext:value-type="float">
            <text:p>-49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8-30" calcext:value-type="date">
            <text:p>30.08.2020</text:p>
          </table:table-cell>
          <table:table-cell office:value-type="string" calcext:value-type="string">
            <text:p>adem kesici kira SENET İŞ 800</text:p>
          </table:table-cell>
          <table:table-cell/>
          <table:table-cell office:value-type="float" office:value="4500" calcext:value-type="float">
            <text:p>4.500,00</text:p>
          </table:table-cell>
          <table:table-cell/>
          <table:table-cell table:style-name="ce147" table:formula="of:=[.E24]-[.D24]+[.G23]" office:value-type="float" office:value="-45262.09" calcext:value-type="float">
            <text:p>-45.262,09</text:p>
          </table:table-cell>
          <table:table-cell table:number-columns-repeated="57"/>
        </table:table-row>
        <table:table-row table:style-name="ro1">
          <table:table-cell/>
          <table:table-cell table:style-name="ce123" office:value-type="date" office:date-value="2020-09-03" calcext:value-type="date">
            <text:p>03.09.2020</text:p>
          </table:table-cell>
          <table:table-cell table:style-name="Default" office:value-type="string" calcext:value-type="string">
            <text:p>Sanayi ön beton</text:p>
          </table:table-cell>
          <table:table-cell table:style-name="ce151" office:value-type="float" office:value="5000" calcext:value-type="float">
            <text:p>5.000,00</text:p>
          </table:table-cell>
          <table:table-cell table:style-name="ce214"/>
          <table:table-cell table:style-name="Default"/>
          <table:table-cell table:style-name="ce147" table:formula="of:=[.E25]-[.D25]+[.G24]" office:value-type="float" office:value="-50262.09" calcext:value-type="float">
            <text:p>-50.262,09</text:p>
          </table:table-cell>
          <table:table-cell table:number-columns-repeated="57"/>
        </table:table-row>
        <table:table-row table:style-name="ro1">
          <table:table-cell/>
          <table:table-cell table:style-name="ce123" office:value-type="date" office:date-value="2020-09-05" calcext:value-type="date">
            <text:p>05.09.2020</text:p>
          </table:table-cell>
          <table:table-cell table:style-name="Default" office:value-type="string" calcext:value-type="string">
            <text:p>murat çalışkana nakit ödenen</text:p>
          </table:table-cell>
          <table:table-cell table:style-name="Default"/>
          <table:table-cell table:style-name="ce214" office:value-type="float" office:value="4500" calcext:value-type="float">
            <text:p>4.500,00</text:p>
          </table:table-cell>
          <table:table-cell/>
          <table:table-cell table:style-name="ce147" table:formula="of:=[.E26]-[.D26]+[.G25]" office:value-type="float" office:value="-45762.09" calcext:value-type="float">
            <text:p>-45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li Balcı Lise Arkası Kira Geliri </text:p>
          </table:table-cell>
          <table:table-cell table:formula="of:=[$'03 Tp'.I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27]-[.D27]+[.G26]" office:value-type="float" office:value="-56762.09" calcext:value-type="float">
            <text:p>-56.762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Ali Paşa Ön Kira Geliri</text:p>
          </table:table-cell>
          <table:table-cell table:formula="of:=[$'03 Tp'.J12]" office:value-type="float" office:value="13279" calcext:value-type="float">
            <text:p>13.279,00</text:p>
          </table:table-cell>
          <table:table-cell table:number-columns-repeated="2"/>
          <table:table-cell table:style-name="ce147" table:formula="of:=[.E28]-[.D28]+[.G27]" office:value-type="float" office:value="-70041.09" calcext:value-type="float">
            <text:p>-70.041,0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Atila Balcı Paşa Arka Kira Geliri </text:p>
          </table:table-cell>
          <table:table-cell table:formula="of:=[$'03 Tp'.J15]" office:value-type="float" office:value="3087.5" calcext:value-type="float">
            <text:p>3.087,50</text:p>
          </table:table-cell>
          <table:table-cell table:number-columns-repeated="2"/>
          <table:table-cell table:style-name="ce147" table:formula="of:=[.E29]-[.D29]+[.G28]" office:value-type="float" office:value="-73128.59" calcext:value-type="float">
            <text:p>-73.1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09-05" calcext:value-type="date">
            <text:p>05.09.2020</text:p>
          </table:table-cell>
          <table:table-cell office:value-type="string" calcext:value-type="string">
            <text:p>Lise Arkası Kira Geliri </text:p>
          </table:table-cell>
          <table:table-cell table:formula="of:=[$'03 Tp'.J19]" office:value-type="float" office:value="11000" calcext:value-type="float">
            <text:p>11.000,00</text:p>
          </table:table-cell>
          <table:table-cell table:number-columns-repeated="2"/>
          <table:table-cell table:style-name="ce147" table:formula="of:=[.E30]-[.D30]+[.G29]" office:value-type="float" office:value="-84128.59" calcext:value-type="float">
            <text:p>-84.128,59</text:p>
          </table:table-cell>
          <table:table-cell table:style-name="ce40"/>
          <table:table-cell table:number-columns-repeated="56"/>
        </table:table-row>
        <table:table-row table:style-name="ro1">
          <table:table-cell table:number-columns-repeated="6"/>
          <table:table-cell table:style-name="ce147" table:formula="of:=[.E31]-[.D31]+[.G30]" office:value-type="float" office:value="-84128.59" calcext:value-type="float">
            <text:p>-84.1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mirci fahriye motorcu kapı işçiliği</text:p>
          </table:table-cell>
          <table:table-cell office:value-type="float" office:value="1500" calcext:value-type="float">
            <text:p>1.500,00</text:p>
          </table:table-cell>
          <table:table-cell table:number-columns-repeated="2"/>
          <table:table-cell table:style-name="ce147" table:formula="of:=[.E32]-[.D32]+[.G31]" office:value-type="float" office:value="-85628.59" calcext:value-type="float">
            <text:p>-85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(arif ustanın dükkanda)</text:p>
          </table:table-cell>
          <table:table-cell/>
          <table:table-cell office:value-type="float" office:value="900" calcext:value-type="float">
            <text:p>900,00</text:p>
          </table:table-cell>
          <table:table-cell/>
          <table:table-cell table:style-name="ce147" table:formula="of:=[.E33]-[.D33]+[.G32]" office:value-type="float" office:value="-84728.59" calcext:value-type="float">
            <text:p>-84.728,59</text:p>
          </table:table-cell>
          <table:table-cell table:number-columns-repeated="57"/>
        </table:table-row>
        <table:table-row table:style-name="ro1">
          <table:table-cell/>
          <table:table-cell table:style-name="ce40" office:value-type="date" office:date-value="2020-10-19" calcext:value-type="date">
            <text:p>19.10.2020</text:p>
          </table:table-cell>
          <table:table-cell office:value-type="string" calcext:value-type="string">
            <text:p>Ali Balcıya nakit (hurdacı Ali den gelen)</text:p>
          </table:table-cell>
          <table:table-cell/>
          <table:table-cell office:value-type="float" office:value="20000" calcext:value-type="float">
            <text:p>20.000,00</text:p>
          </table:table-cell>
          <table:table-cell/>
          <table:table-cell table:style-name="ce147" table:formula="of:=[.E34]-[.D34]+[.G33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35]-[.D35]+[.G34]" office:value-type="float" office:value="-64728.59" calcext:value-type="float">
            <text:p>-64.7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özer vinç vinç sökümü için</text:p>
          </table:table-cell>
          <table:table-cell office:value-type="float" office:value="1300" calcext:value-type="float">
            <text:p>1.300,00</text:p>
          </table:table-cell>
          <table:table-cell table:number-columns-repeated="2"/>
          <table:table-cell table:style-name="ce147" table:formula="of:=[.E36]-[.D36]+[.G35]" office:value-type="float" office:value="-66028.59" calcext:value-type="float">
            <text:p>-66.0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toz dolgu</text:p>
          </table:table-cell>
          <table:table-cell office:value-type="float" office:value="250" calcext:value-type="float">
            <text:p>250,00</text:p>
          </table:table-cell>
          <table:table-cell table:number-columns-repeated="2"/>
          <table:table-cell table:style-name="ce147" table:formula="of:=[.E37]-[.D37]+[.G36]" office:value-type="float" office:value="-66278.59" calcext:value-type="float">
            <text:p>-66.27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pire memete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38]-[.D38]+[.G37]" office:value-type="float" office:value="-66428.59" calcext:value-type="float">
            <text:p>-66.42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dan 36 m3 beton x 170</text:p>
          </table:table-cell>
          <table:table-cell office:value-type="float" office:value="6120" calcext:value-type="float">
            <text:p>6.120,00</text:p>
          </table:table-cell>
          <table:table-cell table:number-columns-repeated="2"/>
          <table:table-cell table:style-name="ce147" table:formula="of:=[.E39]-[.D39]+[.G38]" office:value-type="float" office:value="-72548.59" calcext:value-type="float">
            <text:p>-72.54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um 1 m3</text:p>
          </table:table-cell>
          <table:table-cell office:value-type="float" office:value="80" calcext:value-type="float">
            <text:p>80,00</text:p>
          </table:table-cell>
          <table:table-cell table:number-columns-repeated="2"/>
          <table:table-cell table:style-name="ce147" table:formula="of:=[.E40]-[.D40]+[.G39]" office:value-type="float" office:value="-72628.59" calcext:value-type="float">
            <text:p>-72.628,59</text:p>
          </table:table-cell>
          <table:table-cell table:number-columns-repeated="57"/>
        </table:table-row>
        <table:table-row table:style-name="ro1">
          <table:table-cell table:number-columns-repeated="2"/>
          <table:table-cell table:style-name="Default" office:value-type="string" calcext:value-type="string">
            <text:p>8,5 tuğla 145 ad</text:p>
          </table:table-cell>
          <table:table-cell office:value-type="float" office:value="90" calcext:value-type="float">
            <text:p>90,00</text:p>
          </table:table-cell>
          <table:table-cell table:number-columns-repeated="2"/>
          <table:table-cell table:style-name="ce147" table:formula="of:=[.E41]-[.D41]+[.G40]" office:value-type="float" office:value="-72718.59" calcext:value-type="float">
            <text:p>-72.71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imento 10 tr</text:p>
          </table:table-cell>
          <table:table-cell office:value-type="float" office:value="150" calcext:value-type="float">
            <text:p>150,00</text:p>
          </table:table-cell>
          <table:table-cell table:number-columns-repeated="2"/>
          <table:table-cell table:style-name="ce147" table:formula="of:=[.E42]-[.D42]+[.G41]" office:value-type="float" office:value="-72868.59" calcext:value-type="float">
            <text:p>-72.868,59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reç 5 tr</text:p>
          </table:table-cell>
          <table:table-cell table:style-name="Default" office:value-type="float" office:value="30" calcext:value-type="float">
            <text:p>30</text:p>
          </table:table-cell>
          <table:table-cell table:style-name="ce214"/>
          <table:table-cell/>
          <table:table-cell table:style-name="ce147" table:formula="of:=[.E43]-[.D43]+[.G42]" office:value-type="float" office:value="-72898.59" calcext:value-type="float">
            <text:p>-72.898,59</text:p>
          </table:table-cell>
          <table:table-cell table:style-name="Default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yığma tuğla 720 * 0.90</text:p>
          </table:table-cell>
          <table:table-cell table:style-name="Default" office:value-type="float" office:value="648" calcext:value-type="float">
            <text:p>648</text:p>
          </table:table-cell>
          <table:table-cell table:style-name="ce214"/>
          <table:table-cell/>
          <table:table-cell table:style-name="ce147" table:formula="of:=[.E44]-[.D44]+[.G43]" office:value-type="float" office:value="-73546.59" calcext:value-type="float">
            <text:p>-73.546,59</text:p>
          </table:table-cell>
          <table:table-cell table:style-name="Default"/>
          <table:table-cell table:number-columns-repeated="56"/>
        </table:table-row>
        <table:table-row table:style-name="ro1">
          <table:table-cell/>
          <table:table-cell table:style-name="ce40" office:value-type="date" office:date-value="2020-11-25" calcext:value-type="date">
            <text:p>25.11.2020</text:p>
          </table:table-cell>
          <table:table-cell office:value-type="string" calcext:value-type="string">
            <text:p>Muhammed 6 yevmiye</text:p>
          </table:table-cell>
          <table:table-cell office:value-type="float" office:value="600" calcext:value-type="float">
            <text:p>600,00</text:p>
          </table:table-cell>
          <table:table-cell table:style-name="ce40"/>
          <table:table-cell/>
          <table:table-cell table:style-name="ce147" table:formula="of:=[.E45]-[.D45]+[.G44]" office:value-type="float" office:value="-74146.59" calcext:value-type="float">
            <text:p>-74.146,59</text:p>
          </table:table-cell>
          <table:table-cell table:style-name="ce40"/>
          <table:table-cell table:number-columns-repeated="56"/>
        </table:table-row>
        <table:table-row table:style-name="ro1">
          <table:table-cell/>
          <table:table-cell table:style-name="ce40" office:value-type="date" office:date-value="2020-11-30" calcext:value-type="date">
            <text:p>30.11.2020</text:p>
          </table:table-cell>
          <table:table-cell office:value-type="string" calcext:value-type="string">
            <text:p>çedaş sanayi borcu</text:p>
          </table:table-cell>
          <table:table-cell office:value-type="float" office:value="2824.24" calcext:value-type="float">
            <text:p>2.824,24</text:p>
          </table:table-cell>
          <table:table-cell table:number-columns-repeated="2"/>
          <table:table-cell table:style-name="ce147" table:formula="of:=[.E46]-[.D46]+[.G45]" office:value-type="float" office:value="-76970.83" calcext:value-type="float">
            <text:p>-76.9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çedaş için yaymazdan Ali Balcıya</text:p>
          </table:table-cell>
          <table:table-cell/>
          <table:table-cell office:value-type="float" office:value="800" calcext:value-type="float">
            <text:p>800,00</text:p>
          </table:table-cell>
          <table:table-cell/>
          <table:table-cell table:style-name="ce147" table:formula="of:=[.E47]-[.D47]+[.G46]" office:value-type="float" office:value="-76170.83" calcext:value-type="float">
            <text:p>-76.170,83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Ali Balcıya nakit <text:s/></text:p>
          </table:table-cell>
          <table:table-cell/>
          <table:table-cell office:value-type="float" office:value="150" calcext:value-type="float">
            <text:p>150,00</text:p>
          </table:table-cell>
          <table:table-cell/>
          <table:table-cell table:style-name="ce147" table:formula="of:=[.E48]-[.D48]+[.G47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47" table:formula="of:=[.E49]-[.D49]+[.G48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2">
          <table:table-cell table:number-columns-repeated="2"/>
          <table:table-cell table:style-name="ce9" office:value-type="string" calcext:value-type="string">
            <text:p>2021 ‘e nakli yekün doğuş borçlu</text:p>
          </table:table-cell>
          <table:table-cell table:number-columns-repeated="3"/>
          <table:table-cell table:style-name="ce25" table:formula="of:=[.E50]-[.D50]+[.G49]" office:value-type="float" office:value="-76020.83" calcext:value-type="float">
            <text:p>-76.020,83</text:p>
          </table:table-cell>
          <table:table-cell table:number-columns-repeated="57"/>
        </table:table-row>
        <table:table-row table:style-name="ro1" table:number-rows-repeated="104852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03 Tp" table:style-name="ta1">
        <table:table-column table:style-name="co9" table:default-cell-style-name="Default"/>
        <table:table-column table:style-name="co10" table:default-cell-style-name="ce125"/>
        <table:table-column table:style-name="co11" table:default-cell-style-name="ce132"/>
        <table:table-column table:style-name="co12" table:default-cell-style-name="ce132"/>
        <table:table-column table:style-name="co9" table:default-cell-style-name="ce151"/>
        <table:table-column table:style-name="co13" table:default-cell-style-name="ce151"/>
        <table:table-column table:style-name="co14" table:number-columns-repeated="3" table:default-cell-style-name="ce151"/>
        <table:table-column table:style-name="co15" table:default-cell-style-name="ce151"/>
        <table:table-column table:style-name="co16" table:default-cell-style-name="ce151"/>
        <table:table-column table:style-name="co14" table:default-cell-style-name="ce151"/>
        <table:table-column table:style-name="co8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table:style-name="ce122" office:value-type="string" calcext:value-type="string">
            <text:p>Tarih</text:p>
          </table:table-cell>
          <table:table-cell table:style-name="ce126" office:value-type="string" calcext:value-type="string">
            <text:p>Açıklama</text:p>
          </table:table-cell>
          <table:table-cell table:style-name="ce136" office:value-type="string" calcext:value-type="string">
            <text:p>Başlangıç</text:p>
          </table:table-cell>
          <table:table-cell table:style-name="ce149" office:value-type="string" calcext:value-type="string">
            <text:p>Bitiş</text:p>
          </table:table-cell>
          <table:table-cell table:style-name="ce152" office:value-type="string" calcext:value-type="string">
            <text:p>Kira bedeli</text:p>
          </table:table-cell>
          <table:table-cell table:style-name="ce152" office:value-type="string" calcext:value-type="string">
            <text:p>Ödeme</text:p>
          </table:table-cell>
          <table:table-cell table:style-name="ce152" office:value-type="string" calcext:value-type="string">
            <text:p>Bakiye</text:p>
          </table:table-cell>
          <table:table-cell table:style-name="ce152" office:value-type="string" calcext:value-type="string">
            <text:p>Ayşe</text:p>
          </table:table-cell>
          <table:table-cell table:style-name="ce173" office:value-type="string" calcext:value-type="string">
            <text:p>Ali </text:p>
          </table:table-cell>
          <table:table-cell table:style-name="ce173" office:value-type="string" calcext:value-type="string">
            <text:p>Atila</text:p>
          </table:table-cell>
          <table:table-cell table:style-name="ce173" office:value-type="string" calcext:value-type="string">
            <text:p>Hacı </text:p>
          </table:table-cell>
          <table:table-cell table:style-name="ce173" office:value-type="string" calcext:value-type="string">
            <text:p>İsmail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123"/>
          <table:table-cell table:style-name="ce127" office:value-type="string" calcext:value-type="string">
            <text:p>Aygaz</text:p>
          </table:table-cell>
          <table:table-cell table:number-columns-repeated="6"/>
          <table:table-cell table:style-name="ce172"/>
          <table:table-cell table:style-name="ce172" office:value-type="percentage" office:value="0.542" calcext:value-type="percentage">
            <text:p>%54,20</text:p>
          </table:table-cell>
          <table:table-cell table:style-name="ce172" office:value-type="percentage" office:value="0.125" calcext:value-type="percentage">
            <text:p>%12,50</text:p>
          </table:table-cell>
          <table:table-cell table:style-name="ce17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24" office:value-type="date" office:date-value="2019-12-05" calcext:value-type="date">
            <text:p>05.12.2019</text:p>
          </table:table-cell>
          <table:table-cell table:style-name="ce128" office:value-type="string" calcext:value-type="string">
            <text:p>Kenan Kırcaer</text:p>
          </table:table-cell>
          <table:table-cell table:style-name="ce137" office:value-type="date" office:date-value="2019-12-11" calcext:value-type="date">
            <text:p>11.Ara</text:p>
          </table:table-cell>
          <table:table-cell table:style-name="ce137" office:value-type="date" office:date-value="2020-03-10" calcext:value-type="date">
            <text:p>10.Mar</text:p>
          </table:table-cell>
          <table:table-cell table:number-columns-repeated="2" table:style-name="ce153" office:value-type="float" office:value="2000" calcext:value-type="float">
            <text:p>2.000,00</text:p>
          </table:table-cell>
          <table:table-cell table:style-name="ce153" table:formula="of:=[.E6]-[.F6]" office:value-type="float" office:value="0" calcext:value-type="float">
            <text:p>0,00</text:p>
          </table:table-cell>
          <table:table-cell table:style-name="ce153"/>
          <table:table-cell table:style-name="ce165"/>
          <table:table-cell table:style-name="ce165" table:formula="of:=[.F6]*[.J5]" office:value-type="float" office:value="1084" calcext:value-type="float">
            <text:p>1.084,00</text:p>
          </table:table-cell>
          <table:table-cell table:style-name="ce165" table:formula="of:=[.F6]*[.K5]" office:value-type="float" office:value="250" calcext:value-type="float">
            <text:p>250,00</text:p>
          </table:table-cell>
          <table:table-cell table:style-name="ce165" table:formula="of:=[.F6]*[.L5]" office:value-type="float" office:value="666" calcext:value-type="float">
            <text:p>666,00</text:p>
          </table:table-cell>
          <table:table-cell/>
        </table:table-row>
        <table:table-row table:style-name="ro1">
          <table:table-cell table:style-name="ce124" office:value-type="date" office:date-value="2019-12-05" calcext:value-type="date">
            <text:p>05.12.2019</text:p>
          </table:table-cell>
          <table:table-cell table:style-name="ce128" office:value-type="string" calcext:value-type="string">
            <text:p>İsmail Tağaç</text:p>
          </table:table-cell>
          <table:table-cell table:style-name="ce137" office:value-type="string" calcext:value-type="string">
            <text:p>eski borç</text:p>
          </table:table-cell>
          <table:table-cell table:style-name="ce137"/>
          <table:table-cell table:number-columns-repeated="2" table:style-name="ce153" office:value-type="float" office:value="3500" calcext:value-type="float">
            <text:p>3.500,00</text:p>
          </table:table-cell>
          <table:table-cell table:style-name="ce153" table:formula="of:=[.E7]-[.F7]" office:value-type="float" office:value="0" calcext:value-type="float">
            <text:p>0,00</text:p>
          </table:table-cell>
          <table:table-cell table:style-name="ce153"/>
          <table:table-cell table:style-name="ce165"/>
          <table:table-cell table:style-name="ce165" table:formula="of:=[.F7]*[.J5]" office:value-type="float" office:value="1897" calcext:value-type="float">
            <text:p>1.897,00</text:p>
          </table:table-cell>
          <table:table-cell table:style-name="ce165" table:formula="of:=[.F7]*[.K5]" office:value-type="float" office:value="437.5" calcext:value-type="float">
            <text:p>437,50</text:p>
          </table:table-cell>
          <table:table-cell table:style-name="ce165" table:formula="of:=[.F7]*[.L5]" office:value-type="float" office:value="1165.5" calcext:value-type="float">
            <text:p>1.165,50</text:p>
          </table:table-cell>
          <table:table-cell/>
        </table:table-row>
        <table:table-row table:style-name="ro1">
          <table:table-cell/>
          <table:table-cell table:style-name="ce127" office:value-type="string" calcext:value-type="string">
            <text:p>Milangaz</text:p>
          </table:table-cell>
          <table:table-cell/>
          <table:table-cell table:style-name="ce150"/>
          <table:table-cell table:style-name="ce154" table:number-columns-repeated="4"/>
          <table:table-cell table:style-name="ce172"/>
          <table:table-cell table:style-name="ce172" office:value-type="percentage" office:value="0.542" calcext:value-type="percentage">
            <text:p>%54,20</text:p>
          </table:table-cell>
          <table:table-cell table:style-name="ce172" office:value-type="percentage" office:value="0.125" calcext:value-type="percentage">
            <text:p>%12,50</text:p>
          </table:table-cell>
          <table:table-cell table:style-name="ce17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/>
          <table:table-cell table:style-name="ce127" office:value-type="string" calcext:value-type="string">
            <text:p>Yıkama Ön</text:p>
          </table:table-cell>
          <table:table-cell table:number-columns-repeated="6"/>
          <table:table-cell table:style-name="ce172"/>
          <table:table-cell table:style-name="ce172" office:value-type="percentage" office:value="0.542" calcext:value-type="percentage">
            <text:p>%54,20</text:p>
          </table:table-cell>
          <table:table-cell table:style-name="ce172" office:value-type="percentage" office:value="0.125" calcext:value-type="percentage">
            <text:p>%12,50</text:p>
          </table:table-cell>
          <table:table-cell table:style-name="ce172" office:value-type="percentage" office:value="0.333" calcext:value-type="percentage">
            <text:p>%33,30</text:p>
          </table:table-cell>
          <table:table-cell/>
        </table:table-row>
        <table:table-row table:style-name="ro1">
          <table:table-cell table:style-name="ce123" office:value-type="date" office:date-value="2020-07-30" calcext:value-type="date">
            <text:p>30.07.2020</text:p>
          </table:table-cell>
          <table:table-cell table:style-name="ce129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5" office:value-type="float" office:value="19000" calcext:value-type="float">
            <text:p>19.000,00</text:p>
          </table:table-cell>
          <table:table-cell table:style-name="ce153" table:formula="of:=[.E10]-[.F10]" office:value-type="float" office:value="0" calcext:value-type="float">
            <text:p>0,00</text:p>
          </table:table-cell>
          <table:table-cell table:style-name="ce153"/>
          <table:table-cell table:style-name="ce165"/>
          <table:table-cell table:style-name="ce165" table:formula="of:=[.F10]*[.J9]" office:value-type="float" office:value="10298" calcext:value-type="float">
            <text:p>10.298,00</text:p>
          </table:table-cell>
          <table:table-cell table:style-name="ce165" table:formula="of:=[.F10]*[.K9]" office:value-type="float" office:value="2375" calcext:value-type="float">
            <text:p>2.375,00</text:p>
          </table:table-cell>
          <table:table-cell table:style-name="ce165" table:formula="of:=[.F10]*[.L9]" office:value-type="float" office:value="6327" calcext:value-type="float">
            <text:p>6.327,00</text:p>
          </table:table-cell>
          <table:table-cell table:style-name="ce165"/>
        </table:table-row>
        <table:table-row table:style-name="ro1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53" table:number-columns-repeated="2"/>
          <table:table-cell table:style-name="ce165" table:number-columns-repeated="5"/>
        </table:table-row>
        <table:table-row table:style-name="ro1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66"/>
          <table:table-cell table:style-name="ce170" office:value-type="string" calcext:value-type="string">
            <text:p>AP ÖN ARA TOPLAM</text:p>
          </table:table-cell>
          <table:table-cell table:style-name="ce174" table:formula="of:=[.I10]+[.I7]+[.I6]" office:value-type="float" office:value="0" calcext:value-type="float">
            <text:p>0,00</text:p>
          </table:table-cell>
          <table:table-cell table:style-name="ce174" table:formula="of:=[.J10]+[.J7]+[.J6]" office:value-type="float" office:value="13279" calcext:value-type="float">
            <text:p>13.279,00</text:p>
          </table:table-cell>
          <table:table-cell table:style-name="ce174" table:formula="of:=[.K10]+[.K7]+[.K6]" office:value-type="float" office:value="3062.5" calcext:value-type="float">
            <text:p>3.062,50</text:p>
          </table:table-cell>
          <table:table-cell table:style-name="ce174" table:formula="of:=[.L10]+[.L7]+[.L6]" office:value-type="float" office:value="8158.5" calcext:value-type="float">
            <text:p>8.158,50</text:p>
          </table:table-cell>
          <table:table-cell table:style-name="ce165"/>
        </table:table-row>
        <table:table-row table:style-name="ro1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53" table:number-columns-repeated="2"/>
          <table:table-cell table:style-name="ce165" table:number-columns-repeated="5"/>
        </table:table-row>
        <table:table-row table:style-name="ro1">
          <table:table-cell/>
          <table:table-cell table:style-name="ce127" office:value-type="string" calcext:value-type="string">
            <text:p>Yıkama Arka</text:p>
          </table:table-cell>
          <table:table-cell table:number-columns-repeated="4"/>
          <table:table-cell table:style-name="ce167" table:number-columns-repeated="2"/>
          <table:table-cell table:style-name="ce172"/>
          <table:table-cell table:style-name="ce172" office:value-type="percentage" office:value="0.325" calcext:value-type="percentage">
            <text:p>%32,50</text:p>
          </table:table-cell>
          <table:table-cell table:style-name="ce172" office:value-type="percentage" office:value="0.075" calcext:value-type="percentage">
            <text:p>%7,50</text:p>
          </table:table-cell>
          <table:table-cell table:style-name="ce172" office:value-type="percentage" office:value="0.6" calcext:value-type="percentage">
            <text:p>%60,00</text:p>
          </table:table-cell>
          <table:table-cell/>
        </table:table-row>
        <table:table-row table:style-name="ro1">
          <table:table-cell table:style-name="ce123" office:value-type="date" office:date-value="2020-08-30" calcext:value-type="date">
            <text:p>30.08.2020</text:p>
          </table:table-cell>
          <table:table-cell table:style-name="ce129" office:value-type="string" calcext:value-type="string">
            <text:p>Adem Kesici</text:p>
          </table:table-cell>
          <table:table-cell office:value-type="date" office:date-value="2020-06-30" calcext:value-type="date">
            <text:p>30.Haz</text:p>
          </table:table-cell>
          <table:table-cell office:value-type="date" office:date-value="2020-06-29" calcext:value-type="date">
            <text:p>29.Haz</text:p>
          </table:table-cell>
          <table:table-cell table:number-columns-repeated="2" table:style-name="ce165" office:value-type="float" office:value="9500" calcext:value-type="float">
            <text:p>9.500,00</text:p>
          </table:table-cell>
          <table:table-cell table:style-name="ce153" table:formula="of:=[.E15]-[.F15]" office:value-type="float" office:value="0" calcext:value-type="float">
            <text:p>0,00</text:p>
          </table:table-cell>
          <table:table-cell table:style-name="ce153"/>
          <table:table-cell table:style-name="ce154"/>
          <table:table-cell table:style-name="ce154" table:formula="of:=[.F15]*[.J14]" office:value-type="float" office:value="3087.5" calcext:value-type="float">
            <text:p>3.087,50</text:p>
          </table:table-cell>
          <table:table-cell table:style-name="ce154" table:formula="of:=[.F15]*[.K14]" office:value-type="float" office:value="712.5" calcext:value-type="float">
            <text:p>712,50</text:p>
          </table:table-cell>
          <table:table-cell table:style-name="ce154" table:formula="of:=[.F15]*[.L14]" office:value-type="float" office:value="5700" calcext:value-type="float">
            <text:p>5.700,00</text:p>
          </table:table-cell>
          <table:table-cell/>
        </table:table-row>
        <table:table-row table:style-name="ro1" table:number-rows-repeated="2">
          <table:table-cell table:style-name="ce123"/>
          <table:table-cell table:style-name="ce129"/>
          <table:table-cell table:number-columns-repeated="2"/>
          <table:table-cell table:style-name="ce165" table:number-columns-repeated="2"/>
          <table:table-cell table:style-name="ce153" table:number-columns-repeated="2"/>
          <table:table-cell table:style-name="ce165" table:number-columns-repeated="4"/>
          <table:table-cell/>
        </table:table-row>
        <table:table-row table:style-name="ro1">
          <table:table-cell/>
          <table:table-cell table:style-name="ce127" office:value-type="string" calcext:value-type="string">
            <text:p>Lise</text:p>
          </table:table-cell>
          <table:table-cell table:number-columns-repeated="4"/>
          <table:table-cell table:style-name="ce167"/>
          <table:table-cell table:number-columns-repeated="4" table:style-name="ce172" office:value-type="percentage" office:value="0.25" calcext:value-type="percentage">
            <text:p>%25,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hmet Çalışkan</text:p>
          </table:table-cell>
          <table:table-cell office:value-type="date" office:date-value="2020-08-31" calcext:value-type="date">
            <text:p>31.Ağu</text:p>
          </table:table-cell>
          <table:table-cell office:value-type="date" office:date-value="2020-08-30" calcext:value-type="date">
            <text:p>30.Ağu</text:p>
          </table:table-cell>
          <table:table-cell table:style-name="ce165" office:value-type="float" office:value="44000" calcext:value-type="float">
            <text:p>44.000,00</text:p>
          </table:table-cell>
          <table:table-cell office:value-type="float" office:value="44000" calcext:value-type="float">
            <text:p>44.000,00</text:p>
          </table:table-cell>
          <table:table-cell table:style-name="ce153" table:formula="of:=[.E19]-[.F19]" office:value-type="float" office:value="0" calcext:value-type="float">
            <text:p>0,00</text:p>
          </table:table-cell>
          <table:table-cell table:style-name="ce154" table:formula="of:=[.F19]*[.H18]" office:value-type="float" office:value="11000" calcext:value-type="float">
            <text:p>11.000,00</text:p>
          </table:table-cell>
          <table:table-cell table:style-name="ce154" table:formula="of:=[.F19]*[.I18]" office:value-type="float" office:value="11000" calcext:value-type="float">
            <text:p>11.000,00</text:p>
          </table:table-cell>
          <table:table-cell table:style-name="ce154" table:formula="of:=[.F19]*[.J18]" office:value-type="float" office:value="11000" calcext:value-type="float">
            <text:p>11.000,00</text:p>
          </table:table-cell>
          <table:table-cell table:style-name="ce154" table:formula="of:=[.F19]*[.K18]" office:value-type="float" office:value="11000" calcext:value-type="float">
            <text:p>11.000,00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31" office:value-type="string" calcext:value-type="string">
            <text:p>Toplamlar</text:p>
          </table:table-cell>
          <table:table-cell table:style-name="ce148"/>
          <table:table-cell table:style-name="ce150"/>
          <table:table-cell table:style-name="ce154" table:formula="of:=[.E19]+[.E15]+[.E10]+[.E6]+[.E7]" office:value-type="float" office:value="78000" calcext:value-type="float">
            <text:p>78.000,00</text:p>
          </table:table-cell>
          <table:table-cell table:style-name="ce154" table:formula="of:=[.F19]+[.F15]+[.F10]+[.F6]+[.F7]" office:value-type="float" office:value="78000" calcext:value-type="float">
            <text:p>78.000,00</text:p>
          </table:table-cell>
          <table:table-cell table:style-name="ce154" table:formula="of:=[.G19]+[.G15]+[.G10]+[.G6]+[.G7]" office:value-type="float" office:value="0" calcext:value-type="float">
            <text:p>0,00</text:p>
          </table:table-cell>
          <table:table-cell table:style-name="ce154" table:formula="of:=[.H19]+[.H15]+[.H10]+[.H6]+[.H7]" office:value-type="float" office:value="11000" calcext:value-type="float">
            <text:p>11.000,00</text:p>
          </table:table-cell>
          <table:table-cell table:style-name="ce154" table:formula="of:=[.I19]+[.I15]+[.I10]+[.I6]+[.I7]" office:value-type="float" office:value="11000" calcext:value-type="float">
            <text:p>11.000,00</text:p>
          </table:table-cell>
          <table:table-cell table:style-name="ce154" table:formula="of:=[.J19]+[.J15]+[.J10]+[.J6]+[.J7]" office:value-type="float" office:value="27366.5" calcext:value-type="float">
            <text:p>27.366,50</text:p>
          </table:table-cell>
          <table:table-cell table:style-name="ce154" table:formula="of:=[.K19]+[.K15]+[.K10]+[.K6]+[.K7]" office:value-type="float" office:value="14775" calcext:value-type="float">
            <text:p>14.775,00</text:p>
          </table:table-cell>
          <table:table-cell table:style-name="ce154" table:formula="of:=[.L19]+[.L15]+[.L10]+[.L6]+[.L7]" office:value-type="float" office:value="13858.5" calcext:value-type="float">
            <text:p>13.858,50</text:p>
          </table:table-cell>
          <table:table-cell/>
        </table:table-row>
        <table:table-row table:style-name="ro1" table:number-rows-repeated="1048554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04 Ls" table:style-name="ta1">
        <table:table-column table:style-name="co8" table:default-cell-style-name="ce178"/>
        <table:table-column table:style-name="co17" table:default-cell-style-name="Default"/>
        <table:table-column table:style-name="co18" table:default-cell-style-name="Default"/>
        <table:table-column table:style-name="co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8" table:default-cell-style-name="Default"/>
        <table:table-row table:style-name="ro1">
          <table:table-cell table:style-name="ce175"/>
          <table:table-cell table:style-name="ce179" office:value-type="string" calcext:value-type="string">
            <text:p>Lise Arkası kira </text:p>
          </table:table-cell>
          <table:table-cell table:style-name="ce185" table:number-columns-repeated="5"/>
        </table:table-row>
        <table:table-row table:style-name="ro1">
          <table:table-cell table:style-name="ce175"/>
          <table:table-cell/>
          <table:table-cell table:style-name="ce185" table:number-columns-repeated="5"/>
        </table:table-row>
        <table:table-row table:style-name="ro1">
          <table:table-cell table:style-name="ce175"/>
          <table:table-cell table:style-name="ce180"/>
          <table:table-cell table:style-name="ce185" table:number-columns-repeated="5"/>
        </table:table-row>
        <table:table-row table:style-name="ro1">
          <table:table-cell table:style-name="ce176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Kalan Kira</text:p>
          </table:table-cell>
        </table:table-row>
        <table:table-row table:style-name="ro1">
          <table:table-cell table:style-name="ce175"/>
          <table:table-cell table:style-name="ce180"/>
          <table:table-cell table:style-name="ce185" table:number-columns-repeated="5"/>
        </table:table-row>
        <table:table-row table:style-name="ro1">
          <table:table-cell table:style-name="ce177" office:value-type="date" office:date-value="2020-08-30" calcext:value-type="date">
            <text:p>30.08.2020</text:p>
          </table:table-cell>
          <table:table-cell table:style-name="ce182" office:value-type="string" calcext:value-type="string">
            <text:p>Ahmet Çalışkan</text:p>
          </table:table-cell>
          <table:table-cell table:number-columns-repeated="2" table:style-name="ce187" office:value-type="float" office:value="44000" calcext:value-type="float">
            <text:p>44.000,00</text:p>
          </table:table-cell>
          <table:table-cell table:style-name="ce187" table:formula="of:=[.C6]-[.D6]" office:value-type="float" office:value="0" calcext:value-type="float">
            <text:p>0,00</text:p>
          </table:table-cell>
          <table:table-cell table:style-name="ce187"/>
          <table:table-cell table:style-name="ce187" table:formula="of:=[.D6]-[.F6]" office:value-type="float" office:value="44000" calcext:value-type="float">
            <text:p>44.000,00</text:p>
          </table:table-cell>
        </table:table-row>
        <table:table-row table:style-name="ro1">
          <table:table-cell table:style-name="ce175"/>
          <table:table-cell table:style-name="ce183" office:value-type="string" calcext:value-type="string">
            <text:p>30.10.2019-2020</text:p>
          </table:table-cell>
          <table:table-cell table:style-name="ce189" table:number-columns-repeated="2"/>
          <table:table-cell table:style-name="ce187"/>
          <table:table-cell table:style-name="ce194"/>
          <table:table-cell table:style-name="ce187"/>
        </table:table-row>
        <table:table-row table:style-name="ro1">
          <table:table-cell table:style-name="ce177"/>
          <table:table-cell table:style-name="ce182"/>
          <table:table-cell table:style-name="ce187"/>
          <table:table-cell/>
          <table:table-cell table:style-name="ce187" table:number-columns-repeated="3"/>
        </table:table-row>
        <table:table-row table:style-name="ro1" table:number-rows-repeated="3">
          <table:table-cell table:style-name="ce177"/>
          <table:table-cell table:style-name="ce182"/>
          <table:table-cell table:style-name="ce187" table:number-columns-repeated="5"/>
        </table:table-row>
        <table:table-row table:style-name="ro1" table:number-rows-repeated="2">
          <table:table-cell table:style-name="ce175"/>
          <table:table-cell table:style-name="ce184"/>
          <table:table-cell table:style-name="ce185" table:number-columns-repeated="2"/>
          <table:table-cell table:style-name="ce187"/>
          <table:table-cell table:style-name="ce185"/>
          <table:table-cell table:style-name="ce187"/>
        </table:table-row>
        <table:table-row table:style-name="ro1">
          <table:table-cell table:style-name="ce175"/>
          <table:table-cell table:style-name="ce180"/>
          <table:table-cell table:style-name="ce185" table:number-columns-repeated="5"/>
        </table:table-row>
        <table:table-row table:style-name="ro1">
          <table:table-cell table:style-name="ce175"/>
          <table:table-cell table:style-name="ce179" office:value-type="string" calcext:value-type="string">
            <text:p>Toplamlar</text:p>
          </table:table-cell>
          <table:table-cell table:style-name="ce190" table:formula="of:=SUM([.C6:.C14])" office:value-type="float" office:value="44000" calcext:value-type="float">
            <text:p>44.000,00</text:p>
          </table:table-cell>
          <table:table-cell table:style-name="ce190" table:formula="of:=SUM([.D6:.D14])" office:value-type="float" office:value="44000" calcext:value-type="float">
            <text:p>44.000,00</text:p>
          </table:table-cell>
          <table:table-cell table:style-name="ce191" table:formula="of:=SUM([.E6:.E14])" office:value-type="float" office:value="0" calcext:value-type="float">
            <text:p>0,00</text:p>
          </table:table-cell>
          <table:table-cell table:style-name="ce190" table:formula="of:=SUM([.F6:.F14])" office:value-type="float" office:value="0" calcext:value-type="float">
            <text:p>0,00</text:p>
          </table:table-cell>
          <table:table-cell table:style-name="ce196" table:formula="of:=[.D15]-[.F15]" office:value-type="float" office:value="44000" calcext:value-type="float">
            <text:p>44.000,00</text:p>
          </table:table-cell>
        </table:table-row>
        <table:table-row table:style-name="ro1">
          <table:table-cell table:style-name="ce175"/>
          <table:table-cell table:style-name="ce180"/>
          <table:table-cell table:style-name="ce185" table:number-columns-repeated="4"/>
          <table:table-cell/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2" office:value-type="string" calcext:value-type="string">
            <text:p><text:s/>Toplam Kira Geliri</text:p>
          </table:table-cell>
          <table:table-cell/>
          <table:table-cell table:style-name="ce165" table:formula="of:=[.G15]" office:value-type="float" office:value="44000" calcext:value-type="float">
            <text:p>44.000,00</text:p>
          </table:table-cell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3"/>
          <table:table-cell/>
          <table:table-cell table:style-name="ce165"/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3" office:value-type="string" calcext:value-type="string">
            <text:p>Ayşe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19]" office:value-type="float" office:value="11000" calcext:value-type="float">
            <text:p>11.000,00</text:p>
          </table:table-cell>
        </table:table-row>
        <table:table-row table:style-name="ro1">
          <table:table-cell table:style-name="ce175"/>
          <table:table-cell table:number-columns-repeated="2"/>
          <table:table-cell table:style-name="ce185"/>
          <table:table-cell table:style-name="ce193" office:value-type="string" calcext:value-type="string">
            <text:p>Ali 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20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193" office:value-type="string" calcext:value-type="string">
            <text:p>Atila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21]" office:value-type="float" office:value="11000" calcext:value-type="float">
            <text:p>11.000,00</text:p>
          </table:table-cell>
        </table:table-row>
        <table:table-row table:style-name="ro1">
          <table:table-cell table:number-columns-repeated="4"/>
          <table:table-cell table:style-name="ce193" office:value-type="string" calcext:value-type="string">
            <text:p>Hacı</text:p>
          </table:table-cell>
          <table:table-cell table:style-name="ce195" office:value-type="percentage" office:value="0.25" calcext:value-type="percentage">
            <text:p>%25,00</text:p>
          </table:table-cell>
          <table:table-cell table:style-name="ce190" table:formula="of:=[.G17]*[.$F$22]" office:value-type="float" office:value="11000" calcext:value-type="float">
            <text:p>11.000,00</text:p>
          </table:table-cell>
        </table:table-row>
        <table:table-row table:style-name="ro1" table:number-rows-repeated="1048553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05 Ap" table:style-name="ta1">
        <table:table-column table:style-name="co21" table:default-cell-style-name="ce175"/>
        <table:table-column table:style-name="co22" table:default-cell-style-name="Default"/>
        <table:table-column table:style-name="co23" table:default-cell-style-name="Default"/>
        <table:table-column table:style-name="co14" table:default-cell-style-name="ce185"/>
        <table:table-column table:style-name="co24" table:default-cell-style-name="ce193"/>
        <table:table-column table:style-name="co25" table:default-cell-style-name="Default"/>
        <table:table-column table:style-name="co26" table:default-cell-style-name="ce190"/>
        <table:table-row table:style-name="ro1">
          <table:table-cell/>
          <table:table-cell table:style-name="ce179" office:value-type="string" calcext:value-type="string">
            <text:p>Ali Paşa Ön kira </text:p>
          </table:table-cell>
          <table:table-cell table:style-name="ce185"/>
          <table:table-cell/>
          <table:table-cell table:style-name="ce185" table:number-columns-repeated="3"/>
        </table:table-row>
        <table:table-row table:style-name="ro1">
          <table:table-cell table:style-name="ce176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Net Kira</text:p>
          </table:table-cell>
        </table:table-row>
        <table:table-row table:style-name="ro1">
          <table:table-cell table:style-name="ce177" office:value-type="date" office:date-value="2017-08-30" calcext:value-type="date">
            <text:p>30.08.2017</text:p>
          </table:table-cell>
          <table:table-cell table:style-name="ce182" office:value-type="string" calcext:value-type="string">
            <text:p>İsmail Tağaç <text:s text:c="2"/>3500</text:p>
          </table:table-cell>
          <table:table-cell table:number-columns-repeated="2" table:style-name="ce187" office:value-type="float" office:value="3500" calcext:value-type="float">
            <text:p>3.500,00</text:p>
          </table:table-cell>
          <table:table-cell table:style-name="ce187" table:formula="of:=[.C3]-[.D3]" office:value-type="float" office:value="0" calcext:value-type="float">
            <text:p>0,00</text:p>
          </table:table-cell>
          <table:table-cell table:style-name="ce187"/>
          <table:table-cell table:style-name="ce187" table:formula="of:=[.D3]-[.F3]" office:value-type="float" office:value="3500" calcext:value-type="float">
            <text:p>3.500,00</text:p>
          </table:table-cell>
        </table:table-row>
        <table:table-row table:style-name="ro1">
          <table:table-cell table:style-name="ce177" office:value-type="date" office:date-value="2020-02-20" calcext:value-type="date">
            <text:p>20.02.2020</text:p>
          </table:table-cell>
          <table:table-cell table:style-name="ce182" office:value-type="string" calcext:value-type="string">
            <text:p>Kenan Kırcaer Aygaz</text:p>
          </table:table-cell>
          <table:table-cell table:number-columns-repeated="2" table:style-name="ce187" office:value-type="float" office:value="2000" calcext:value-type="float">
            <text:p>2.000,00</text:p>
          </table:table-cell>
          <table:table-cell table:style-name="ce187" table:formula="of:=[.C4]-[.D4]" office:value-type="float" office:value="0" calcext:value-type="float">
            <text:p>0,00</text:p>
          </table:table-cell>
          <table:table-cell table:style-name="ce187"/>
          <table:table-cell table:style-name="ce187" table:formula="of:=[.D4]-[.F4]" office:value-type="float" office:value="2000" calcext:value-type="float">
            <text:p>2.000,00</text:p>
          </table:table-cell>
        </table:table-row>
        <table:table-row table:style-name="ro1">
          <table:table-cell table:style-name="ce197" office:value-type="date" office:date-value="2020-06-30" calcext:value-type="date">
            <text:p>30.06.2020</text:p>
          </table:table-cell>
          <table:table-cell table:style-name="ce183" office:value-type="string" calcext:value-type="string">
            <text:p>Adem Kesici 28500*2/3</text:p>
          </table:table-cell>
          <table:table-cell table:number-columns-repeated="2" table:style-name="ce189" office:value-type="float" office:value="19000" calcext:value-type="float">
            <text:p>19.000,00</text:p>
          </table:table-cell>
          <table:table-cell table:style-name="ce187" table:formula="of:=[.C5]-[.D5]" office:value-type="float" office:value="0" calcext:value-type="float">
            <text:p>0,00</text:p>
          </table:table-cell>
          <table:table-cell table:style-name="ce194"/>
          <table:table-cell table:style-name="ce187" table:formula="of:=[.D5]-[.F5]" office:value-type="float" office:value="19000" calcext:value-type="float">
            <text:p>19.000,00</text:p>
          </table:table-cell>
        </table:table-row>
        <table:table-row table:style-name="ro1">
          <table:table-cell table:style-name="ce197"/>
          <table:table-cell table:style-name="ce183"/>
          <table:table-cell table:style-name="ce189" table:number-columns-repeated="2"/>
          <table:table-cell table:style-name="ce187"/>
          <table:table-cell table:style-name="ce194"/>
          <table:table-cell table:style-name="ce187"/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3"/>
        </table:table-row>
        <table:table-row table:style-name="ro1">
          <table:table-cell/>
          <table:table-cell table:style-name="ce179" office:value-type="string" calcext:value-type="string">
            <text:p>Toplamlar</text:p>
          </table:table-cell>
          <table:table-cell table:style-name="ce190" table:formula="of:=SUM([.C3:.C5])" office:value-type="float" office:value="24500" calcext:value-type="float">
            <text:p>24.500,00</text:p>
          </table:table-cell>
          <table:table-cell table:style-name="ce190" table:formula="of:=SUM([.D3:.D5])" office:value-type="float" office:value="24500" calcext:value-type="float">
            <text:p>24.500,00</text:p>
          </table:table-cell>
          <table:table-cell table:style-name="ce198" table:formula="of:=SUM([.E3:.E5])" office:value-type="float" office:value="0" calcext:value-type="float">
            <text:p>0,00</text:p>
          </table:table-cell>
          <table:table-cell table:style-name="ce190" table:formula="of:=SUM([.F3:.F5])" office:value-type="float" office:value="0" calcext:value-type="float">
            <text:p>0,00</text:p>
          </table:table-cell>
          <table:table-cell table:style-name="ce196" table:formula="of:=[.D8]-[.F8]" office:value-type="float" office:value="24500" calcext:value-type="float">
            <text:p>24.500,00</text:p>
          </table:table-cell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92" office:value-type="string" calcext:value-type="string">
            <text:p>Ali Paşa Ön Toplam Kira Geliri</text:p>
          </table:table-cell>
          <table:table-cell/>
          <table:table-cell table:style-name="ce165" table:formula="of:=[.G8]" office:value-type="float" office:value="24500" calcext:value-type="float">
            <text:p>24.500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95" office:value-type="percentage" office:value="0.542" calcext:value-type="percentage">
            <text:p>%54,20</text:p>
          </table:table-cell>
          <table:table-cell table:formula="of:=[.G10]*[.$F$11]" office:value-type="float" office:value="13279" calcext:value-type="float">
            <text:p>13.279,0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95" office:value-type="percentage" office:value="0.333" calcext:value-type="percentage">
            <text:p>%33,30</text:p>
          </table:table-cell>
          <table:table-cell table:formula="of:=[.G10]*[.$F$12]" office:value-type="float" office:value="8158.5" calcext:value-type="float">
            <text:p>8.158,50</text:p>
          </table:table-cell>
        </table:table-row>
        <table:table-row table:style-name="ro1">
          <table:table-cell table:style-name="ce178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95" office:value-type="percentage" office:value="0.125" calcext:value-type="percentage">
            <text:p>%12,50</text:p>
          </table:table-cell>
          <table:table-cell table:formula="of:=[.G10]*[.$F$13]" office:value-type="float" office:value="3062.5" calcext:value-type="float">
            <text:p>3.062,50</text:p>
          </table:table-cell>
        </table:table-row>
        <table:table-row table:style-name="ro1" table:number-rows-repeated="3">
          <table:table-cell table:style-name="ce178"/>
          <table:table-cell table:number-columns-repeated="2"/>
          <table:table-cell table:style-name="Default"/>
          <table:table-cell/>
          <table:table-cell table:style-name="ce195"/>
          <table:table-cell/>
        </table:table-row>
        <table:table-row table:style-name="ro1">
          <table:table-cell/>
          <table:table-cell table:style-name="ce179" office:value-type="string" calcext:value-type="string">
            <text:p>Ali Paşa Arka kira </text:p>
          </table:table-cell>
          <table:table-cell table:style-name="ce185"/>
          <table:table-cell/>
          <table:table-cell table:style-name="ce185" table:number-columns-repeated="3"/>
        </table:table-row>
        <table:table-row table:style-name="ro1">
          <table:table-cell table:style-name="ce176" office:value-type="string" calcext:value-type="string">
            <text:p>Tarih</text:p>
          </table:table-cell>
          <table:table-cell table:style-name="ce181" office:value-type="string" calcext:value-type="string">
            <text:p>Açıklama</text:p>
          </table:table-cell>
          <table:table-cell table:style-name="ce186" office:value-type="string" calcext:value-type="string">
            <text:p>Kira bedeli</text:p>
          </table:table-cell>
          <table:table-cell table:style-name="ce186" office:value-type="string" calcext:value-type="string">
            <text:p>Ödeme</text:p>
          </table:table-cell>
          <table:table-cell table:style-name="ce186" office:value-type="string" calcext:value-type="string">
            <text:p>Bakiye</text:p>
          </table:table-cell>
          <table:table-cell table:style-name="ce186" office:value-type="string" calcext:value-type="string">
            <text:p>Masraf</text:p>
          </table:table-cell>
          <table:table-cell table:style-name="ce186" office:value-type="string" calcext:value-type="string">
            <text:p>Net Kira</text:p>
          </table:table-cell>
        </table:table-row>
        <table:table-row table:style-name="ro1">
          <table:table-cell table:style-name="ce197" office:value-type="date" office:date-value="2020-06-30" calcext:value-type="date">
            <text:p>30.06.2020</text:p>
          </table:table-cell>
          <table:table-cell table:style-name="ce183" office:value-type="string" calcext:value-type="string">
            <text:p>Adem Kesici 28500*1/3</text:p>
          </table:table-cell>
          <table:table-cell table:number-columns-repeated="2" table:style-name="ce189" office:value-type="float" office:value="9500" calcext:value-type="float">
            <text:p>9.500,00</text:p>
          </table:table-cell>
          <table:table-cell table:style-name="ce187" table:formula="of:=[.C19]-[.D19]" office:value-type="float" office:value="0" calcext:value-type="float">
            <text:p>0,00</text:p>
          </table:table-cell>
          <table:table-cell table:style-name="ce194"/>
          <table:table-cell table:style-name="ce187" table:formula="of:=[.D19]-[.F19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3"/>
        </table:table-row>
        <table:table-row table:style-name="ro1">
          <table:table-cell/>
          <table:table-cell table:style-name="ce179" office:value-type="string" calcext:value-type="string">
            <text:p>Toplamlar</text:p>
          </table:table-cell>
          <table:table-cell table:style-name="ce190" table:formula="of:=SUM([.C19:.C19])" office:value-type="float" office:value="9500" calcext:value-type="float">
            <text:p>9.500,00</text:p>
          </table:table-cell>
          <table:table-cell table:style-name="ce190" table:formula="of:=SUM([.D19:.D20])" office:value-type="float" office:value="9500" calcext:value-type="float">
            <text:p>9.500,00</text:p>
          </table:table-cell>
          <table:table-cell table:style-name="ce198" table:formula="of:=SUM([.E19:.E20])" office:value-type="float" office:value="0" calcext:value-type="float">
            <text:p>0,00</text:p>
          </table:table-cell>
          <table:table-cell table:style-name="ce190" table:formula="of:=SUM([.F19:.F19])" office:value-type="float" office:value="0" calcext:value-type="float">
            <text:p>0,00</text:p>
          </table:table-cell>
          <table:table-cell table:style-name="ce196" table:formula="of:=[.D21]-[.F21]" office:value-type="float" office:value="9500" calcext:value-type="float">
            <text:p>9.500,00</text:p>
          </table:table-cell>
        </table:table-row>
        <table:table-row table:style-name="ro1">
          <table:table-cell/>
          <table:table-cell table:style-name="ce180"/>
          <table:table-cell table:style-name="ce185"/>
          <table:table-cell/>
          <table:table-cell table:style-name="ce185" table:number-columns-repeated="2"/>
          <table:table-cell table:style-name="Default"/>
        </table:table-row>
        <table:table-row table:style-name="ro1">
          <table:table-cell table:number-columns-repeated="4"/>
          <table:table-cell table:style-name="ce192" office:value-type="string" calcext:value-type="string">
            <text:p>Ali Paşa Arka Toplam Kira Geliri</text:p>
          </table:table-cell>
          <table:table-cell/>
          <table:table-cell table:style-name="ce165" table:formula="of:=[.G21]" office:value-type="float" office:value="9500" calcext:value-type="float">
            <text:p>9.500,00</text:p>
          </table:table-cell>
        </table:table-row>
        <table:table-row table:style-name="ro1">
          <table:table-cell table:number-columns-repeated="4"/>
          <table:table-cell table:style-name="ce192"/>
          <table:table-cell/>
          <table:table-cell table:style-name="ce165"/>
        </table:table-row>
        <table:table-row table:style-name="ro1">
          <table:table-cell table:number-columns-repeated="4"/>
          <table:table-cell office:value-type="string" calcext:value-type="string">
            <text:p>Atila</text:p>
          </table:table-cell>
          <table:table-cell table:style-name="ce195" office:value-type="percentage" office:value="0.325" calcext:value-type="percentage">
            <text:p>%32,50</text:p>
          </table:table-cell>
          <table:table-cell table:formula="of:=[.G23]*[.$F$25]" office:value-type="float" office:value="3087.5" calcext:value-type="float">
            <text:p>3.087,5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azan </text:p>
          </table:table-cell>
          <table:table-cell table:style-name="ce195" office:value-type="percentage" office:value="0.6" calcext:value-type="percentage">
            <text:p>%60,00</text:p>
          </table:table-cell>
          <table:table-cell table:formula="of:=[.G23]*[.$F$26]" office:value-type="float" office:value="5700" calcext:value-type="float">
            <text:p>5.700,00</text:p>
          </table:table-cell>
        </table:table-row>
        <table:table-row table:style-name="ro1">
          <table:table-cell table:style-name="ce178"/>
          <table:table-cell table:number-columns-repeated="2"/>
          <table:table-cell table:style-name="Default"/>
          <table:table-cell office:value-type="string" calcext:value-type="string">
            <text:p>Hacı</text:p>
          </table:table-cell>
          <table:table-cell table:style-name="ce195" office:value-type="percentage" office:value="0.075" calcext:value-type="percentage">
            <text:p>%7,50</text:p>
          </table:table-cell>
          <table:table-cell table:formula="of:=[.G23]*[.$F$27]" office:value-type="float" office:value="712.5" calcext:value-type="float">
            <text:p>712,50</text:p>
          </table:table-cell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number-columns-repeated="2"/>
          <table:table-cell table:style-name="Default" office:value-type="string" calcext:value-type="string">
            <text:p>ödenen</text:p>
          </table:table-cell>
          <table:table-cell table:style-name="Default"/>
          <table:table-cell/>
          <table:table-cell table:style-name="Default"/>
        </table:table-row>
        <table:table-row table:style-name="ro1">
          <table:table-cell table:style-name="ce123" office:value-type="date" office:date-value="2020-07-25" calcext:value-type="date">
            <text:p>25.07.2020</text:p>
          </table:table-cell>
          <table:table-cell office:value-type="string" calcext:value-type="string">
            <text:p>adem kesici senet </text:p>
          </table:table-cell>
          <table:table-cell office:value-type="float" office:value="23000" calcext:value-type="float">
            <text:p>23000</text:p>
          </table:table-cell>
          <table:table-cell table:style-name="Default" office:value-type="float" office:value="23000" calcext:value-type="float">
            <text:p>23000</text:p>
          </table:table-cell>
          <table:table-cell table:style-name="Default" office:value-type="string" calcext:value-type="string">
            <text:p>(19000 ön + 4000 arka)</text:p>
          </table:table-cell>
          <table:table-cell/>
          <table:table-cell table:style-name="Default"/>
        </table:table-row>
        <table:table-row table:style-name="ro1">
          <table:table-cell table:style-name="ce123" office:value-type="date" office:date-value="2020-08-30" calcext:value-type="date">
            <text:p>30.08.2020</text:p>
          </table:table-cell>
          <table:table-cell office:value-type="string" calcext:value-type="string">
            <text:p>adem kesici senet </text:p>
          </table:table-cell>
          <table:table-cell office:value-type="float" office:value="5500" calcext:value-type="float">
            <text:p>5500</text:p>
          </table:table-cell>
          <table:table-cell table:style-name="Default" office:value-type="float" office:value="4500" calcext:value-type="float">
            <text:p>4500</text:p>
          </table:table-cell>
          <table:table-cell table:style-name="Default" office:value-type="string" calcext:value-type="string">
            <text:p>arka</text:p>
          </table:table-cell>
          <table:table-cell/>
          <table:table-cell table:style-name="Default"/>
        </table:table-row>
        <table:table-row table:style-name="ro1">
          <table:table-cell table:style-name="ce123" office:value-type="date" office:date-value="2020-10-07" calcext:value-type="date">
            <text:p>07.10.2020</text:p>
          </table:table-cell>
          <table:table-cell table:number-columns-repeated="2"/>
          <table:table-cell table:style-name="Default" office:value-type="float" office:value="1000" calcext:value-type="float">
            <text:p>1000</text:p>
          </table:table-cell>
          <table:table-cell table:style-name="Default" office:value-type="string" calcext:value-type="string">
            <text:p>ödenecek</text:p>
          </table:table-cell>
          <table:table-cell/>
          <table:table-cell table:style-name="Default"/>
        </table:table-row>
        <table:table-row table:style-name="ro1">
          <table:table-cell table:style-name="ce123" office:value-type="date" office:date-value="2020-12-03" calcext:value-type="date">
            <text:p>03.12.2020</text:p>
          </table:table-cell>
          <table:table-cell office:value-type="string" calcext:value-type="string">
            <text:p>1000 tl ödenmedi</text:p>
          </table:table-cell>
          <table:table-cell/>
          <table:table-cell table:style-name="Default" table:number-columns-repeated="2"/>
          <table:table-cell/>
          <table:table-cell table:style-name="Default"/>
        </table:table-row>
      </table:table>
      <table:table table:name="06 Ayşe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55"/>
        <table:table-column table:style-name="co8" table:default-cell-style-name="ce214"/>
        <table:table-column table:style-name="co8" table:default-cell-style-name="Default"/>
        <table:table-row table:style-name="ro1">
          <table:table-cell table:style-name="ce193" office:value-type="string" calcext:value-type="string">
            <text:p>LİSE ARKASI- ALİ PAŞA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3">
          <table:table-cell table:style-name="ce219" office:value-type="string" calcext:value-type="string">
            <text:p>2020 AYŞE BALCI KİRA GELİR-GİDER</text:p>
          </table:table-cell>
          <table:table-cell/>
          <table:table-cell table:formula="of:=SUM([.C7:.C19])" office:value-type="float" office:value="60632.2" calcext:value-type="float">
            <text:p>60632,2</text:p>
          </table:table-cell>
          <table:table-cell table:formula="of:=SUM([.D7:.D19])" office:value-type="float" office:value="39936.4" calcext:value-type="float">
            <text:p>39.936,40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238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  <table:table-cell table:style-name="ce238"/>
        </table:table-row>
        <table:table-row table:style-name="ro3">
          <table:table-cell/>
          <table:table-cell table:style-name="ce219"/>
          <table:table-cell table:style-name="ce116" office:value-type="string" calcext:value-type="string">
            <text:p>GELİR</text:p>
          </table:table-cell>
          <table:table-cell table:style-name="ce157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 table:style-name="ce220"/>
        </table:table-row>
        <table:table-row table:style-name="ro3">
          <table:table-cell office:value-type="string" calcext:value-type="string">
            <text:p>2011-19</text:p>
          </table:table-cell>
          <table:table-cell table:style-name="ce219" office:value-type="string" calcext:value-type="string">
            <text:p>Ayşe kira gelirleri – 2011-19</text:p>
          </table:table-cell>
          <table:table-cell table:style-name="ce117" office:value-type="float" office:value="45257.2" calcext:value-type="float">
            <text:p>+45.257,20</text:p>
          </table:table-cell>
          <table:table-cell table:style-name="ce158"/>
          <table:table-cell table:style-name="ce236" office:value-type="float" office:value="-45257.2" calcext:value-type="float">
            <text:p>-45.257,20</text:p>
          </table:table-cell>
          <table:table-cell table:style-name="ce220"/>
        </table:table-row>
        <table:table-row table:style-name="ro3">
          <table:table-cell office:value-type="float" office:value="2011" calcext:value-type="float">
            <text:p>2011</text:p>
          </table:table-cell>
          <table:table-cell table:style-name="ce220" office:value-type="string" calcext:value-type="string">
            <text:p>babamın banka hesabından</text:p>
          </table:table-cell>
          <table:table-cell table:style-name="ce72" office:value-type="float" office:value="4375" calcext:value-type="float">
            <text:p>+4.375,00</text:p>
          </table:table-cell>
          <table:table-cell table:style-name="ce160"/>
          <table:table-cell table:style-name="ce229" table:formula="of:=[.E7]-[.C8]+[.D8]" office:value-type="float" office:value="-49632.2" calcext:value-type="float">
            <text:p>-49.632,20</text:p>
          </table:table-cell>
          <table:table-cell table:style-name="ce220"/>
        </table:table-row>
        <table:table-row table:style-name="ro3">
          <table:table-cell/>
          <table:table-cell table:style-name="ce115" office:value-type="string" calcext:value-type="string">
            <text:p>AYŞE KİRA VERGİSİ</text:p>
          </table:table-cell>
          <table:table-cell table:style-name="ce226"/>
          <table:table-cell table:style-name="ce161" office:value-type="float" office:value="949.9" calcext:value-type="float">
            <text:p>949,90</text:p>
          </table:table-cell>
          <table:table-cell table:style-name="ce229" table:formula="of:=[.E8]-[.C9]+[.D9]" office:value-type="float" office:value="-48682.3" calcext:value-type="float">
            <text:p>-48.682,30</text:p>
          </table:table-cell>
          <table:table-cell table:style-name="ce220"/>
        </table:table-row>
        <table:table-row table:style-name="ro3">
          <table:table-cell/>
          <table:table-cell table:style-name="ce220" office:value-type="string" calcext:value-type="string">
            <text:p>kombi</text:p>
          </table:table-cell>
          <table:table-cell table:style-name="ce226"/>
          <table:table-cell table:style-name="ce160" office:value-type="float" office:value="5720" calcext:value-type="float">
            <text:p>5.720,00</text:p>
          </table:table-cell>
          <table:table-cell table:style-name="ce229" table:formula="of:=[.E9]-[.C10]+[.D10]" office:value-type="float" office:value="-42962.3" calcext:value-type="float">
            <text:p>-42.962,30</text:p>
          </table:table-cell>
          <table:table-cell table:style-name="ce239"/>
        </table:table-row>
        <table:table-row table:style-name="ro3">
          <table:table-cell/>
          <table:table-cell table:style-name="ce220" office:value-type="string" calcext:value-type="string">
            <text:p>2019 kirası havale</text:p>
          </table:table-cell>
          <table:table-cell table:style-name="ce226"/>
          <table:table-cell table:style-name="ce160" office:value-type="float" office:value="9750" calcext:value-type="float">
            <text:p>9.750,00</text:p>
          </table:table-cell>
          <table:table-cell table:style-name="ce229" table:formula="of:=[.E10]-[.C11]+[.D11]" office:value-type="float" office:value="-33212.3" calcext:value-type="float">
            <text:p>-33.212,30</text:p>
          </table:table-cell>
          <table:table-cell table:style-name="ce239"/>
        </table:table-row>
        <table:table-row table:style-name="ro3">
          <table:table-cell/>
          <table:table-cell table:style-name="ce220" office:value-type="string" calcext:value-type="string">
            <text:p>2019 hacıdan havale</text:p>
          </table:table-cell>
          <table:table-cell table:style-name="ce220"/>
          <table:table-cell table:style-name="ce158" office:value-type="float" office:value="5250" calcext:value-type="float">
            <text:p>5.250,00</text:p>
          </table:table-cell>
          <table:table-cell table:style-name="ce229" table:formula="of:=[.E11]-[.C12]+[.D12]" office:value-type="float" office:value="-27962.3" calcext:value-type="float">
            <text:p>-27.962,30</text:p>
          </table:table-cell>
          <table:table-cell table:style-name="ce219"/>
        </table:table-row>
        <table:table-row table:style-name="ro3">
          <table:table-cell/>
          <table:table-cell table:style-name="ce220" office:value-type="string" calcext:value-type="string">
            <text:p>2019 belediye</text:p>
          </table:table-cell>
          <table:table-cell table:style-name="ce220"/>
          <table:table-cell table:style-name="ce158" office:value-type="float" office:value="194.7" calcext:value-type="float">
            <text:p>194,70</text:p>
          </table:table-cell>
          <table:table-cell table:style-name="ce229" table:formula="of:=[.E12]-[.C13]+[.D13]" office:value-type="float" office:value="-27767.6" calcext:value-type="float">
            <text:p>-27.767,60</text:p>
          </table:table-cell>
          <table:table-cell table:style-name="ce219"/>
        </table:table-row>
        <table:table-row table:style-name="ro3">
          <table:table-cell/>
          <table:table-cell office:value-type="string" calcext:value-type="string">
            <text:p>2020 Lise arkası</text:p>
          </table:table-cell>
          <table:table-cell table:style-name="ce151" table:formula="of:=[$'04 Ls'.G19]" office:value-type="float" office:value="11000" calcext:value-type="float">
            <text:p>11.000,00</text:p>
          </table:table-cell>
          <table:table-cell/>
          <table:table-cell table:style-name="ce229" table:formula="of:=[.E13]-[.C14]+[.D14]" office:value-type="float" office:value="-38767.6" calcext:value-type="float">
            <text:p>-38.767,6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0 kirası havale</text:p>
          </table:table-cell>
          <table:table-cell/>
          <table:table-cell table:style-name="ce158" office:value-type="float" office:value="11000" calcext:value-type="float">
            <text:p>11.000,00</text:p>
          </table:table-cell>
          <table:table-cell table:style-name="ce229" table:formula="of:=[.E14]-[.C15]+[.D15]" office:value-type="float" office:value="-27767.6" calcext:value-type="float">
            <text:p>-27.767,60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2020 hacıdan havale</text:p>
          </table:table-cell>
          <table:table-cell/>
          <table:table-cell table:style-name="ce158" office:value-type="float" office:value="7000" calcext:value-type="float">
            <text:p>7.000,00</text:p>
          </table:table-cell>
          <table:table-cell table:style-name="ce229" table:formula="of:=[.E15]-[.C16]+[.D16]" office:value-type="float" office:value="-20767.6" calcext:value-type="float">
            <text:p>-20.767,60</text:p>
          </table:table-cell>
          <table:table-cell table:style-name="ce123"/>
        </table:table-row>
        <table:table-row table:style-name="ro3">
          <table:table-cell table:style-name="ce123" office:value-type="date" office:date-value="2020-10-06" calcext:value-type="date">
            <text:p>06.10.2020</text:p>
          </table:table-cell>
          <table:table-cell table:style-name="ce115" office:value-type="string" calcext:value-type="string">
            <text:p>Belediye Emlak vergisi</text:p>
          </table:table-cell>
          <table:table-cell/>
          <table:table-cell office:value-type="float" office:value="71.8" calcext:value-type="float">
            <text:p>71,80</text:p>
          </table:table-cell>
          <table:table-cell table:style-name="ce229" table:formula="of:=[.E16]-[.C17]+[.D17]" office:value-type="float" office:value="-20695.8" calcext:value-type="float">
            <text:p>-20.695,80</text:p>
          </table:table-cell>
          <table:table-cell table:style-name="ce123"/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style-name="ce219" office:value-type="string" calcext:value-type="string">
            <text:p>2020 NAZAN BALCI KİRA GELİR-GİDER</text:p>
          </table:table-cell>
          <table:table-cell/>
          <table:table-cell table:style-name="ce151"/>
          <table:table-cell table:style-name="ce214"/>
          <table:table-cell table:number-columns-repeated="2"/>
        </table:table-row>
        <table:table-row table:style-name="ro1">
          <table:table-cell table:number-columns-repeated="3"/>
          <table:table-cell table:style-name="ce214"/>
          <table:table-cell table:number-columns-repeated="2"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 table:number-columns-repeated="2"/>
        </table:table-row>
        <table:table-row table:style-name="ro3">
          <table:table-cell/>
          <table:table-cell table:style-name="ce219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/>
        </table:table-row>
        <table:table-row table:style-name="ro3">
          <table:table-cell/>
          <table:table-cell table:style-name="ce109"/>
          <table:table-cell table:style-name="ce117"/>
          <table:table-cell table:style-name="ce236"/>
          <table:table-cell table:style-name="ce236" table:formula="of:=-[.C26]" office:value-type="float" office:value="-0" calcext:value-type="float">
            <text:p>,00</text:p>
          </table:table-cell>
          <table:table-cell/>
        </table:table-row>
        <table:table-row table:style-name="ro3">
          <table:table-cell/>
          <table:table-cell table:style-name="ce220" office:value-type="string" calcext:value-type="string">
            <text:p>2020 ali paşa ön kira geliri</text:p>
          </table:table-cell>
          <table:table-cell table:style-name="ce72" table:formula="of:=[$'05 Ap'.G12]" office:value-type="float" office:value="8158.5" calcext:value-type="float">
            <text:p>+8.158,50</text:p>
          </table:table-cell>
          <table:table-cell table:style-name="ce229"/>
          <table:table-cell table:style-name="ce229" table:formula="of:=[.E26]-[.C27]+[.D27]" office:value-type="float" office:value="-8158.5" calcext:value-type="float">
            <text:p>-8.158,50</text:p>
          </table:table-cell>
          <table:table-cell/>
        </table:table-row>
        <table:table-row table:style-name="ro3">
          <table:table-cell/>
          <table:table-cell table:style-name="ce220" office:value-type="string" calcext:value-type="string">
            <text:p>2020 ali paşa arka kira geliri</text:p>
          </table:table-cell>
          <table:table-cell table:style-name="ce226" table:formula="of:=[$'05 Ap'.G26]" office:value-type="float" office:value="5700" calcext:value-type="float">
            <text:p>5.700,00</text:p>
          </table:table-cell>
          <table:table-cell table:style-name="ce168"/>
          <table:table-cell table:style-name="ce229" table:formula="of:=[.E27]-[.C28]+[.D28]" office:value-type="float" office:value="-13858.5" calcext:value-type="float">
            <text:p>-13.858,50</text:p>
          </table:table-cell>
          <table:table-cell/>
        </table:table-row>
        <table:table-row table:style-name="ro1" table:number-rows-repeated="4">
          <table:table-cell table:number-columns-repeated="6"/>
        </table:table-row>
        <table:table-row table:style-name="ro3">
          <table:table-cell table:style-name="ce219" office:value-type="string" calcext:value-type="string">
            <text:p>2020 HACI MURAT BALCI </text:p>
          </table:table-cell>
          <table:table-cell/>
          <table:table-cell table:style-name="ce214" table:number-columns-repeated="2"/>
          <table:table-cell table:number-columns-repeated="2"/>
        </table:table-row>
        <table:table-row table:style-name="ro3">
          <table:table-cell table:style-name="ce219"/>
          <table:table-cell/>
          <table:table-cell table:style-name="ce214" table:number-columns-repeated="2"/>
          <table:table-cell table:number-columns-repeated="2"/>
        </table:table-row>
        <table:table-row table:style-name="ro3">
          <table:table-cell/>
          <table:table-cell table:style-name="ce219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  <table:table-cell/>
        </table:table-row>
        <table:table-row table:style-name="ro3">
          <table:table-cell/>
          <table:table-cell table:style-name="ce219"/>
          <table:table-cell table:style-name="ce162" table:number-columns-repeated="3"/>
          <table:table-cell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36]+[.C37]-[.D37]" office:value-type="float" office:value="0" calcext:value-type="float">
            <text:p>,00</text:p>
          </table:table-cell>
          <table:table-cell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37]+[.C38]-[.D38]" office:value-type="float" office:value="0" calcext:value-type="float">
            <text:p>,00</text:p>
          </table:table-cell>
          <table:table-cell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38]+[.C39]-[.D39]" office:value-type="float" office:value="0" calcext:value-type="float">
            <text:p>,00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4 Ls'.G22]" office:value-type="float" office:value="11000" calcext:value-type="float">
            <text:p>11.000,00</text:p>
          </table:table-cell>
          <table:table-cell table:style-name="ce162"/>
          <table:table-cell table:style-name="ce229" table:formula="of:=[.E39]+[.C40]-[.D40]" office:value-type="float" office:value="11000" calcext:value-type="float">
            <text:p>11.000,00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20" office:value-type="string" calcext:value-type="string">
            <text:p>Ali Paşa Ön</text:p>
          </table:table-cell>
          <table:table-cell table:style-name="ce169" table:formula="of:=[$'05 Ap'.G13]" office:value-type="float" office:value="3062.5" calcext:value-type="float">
            <text:p>3.062,50</text:p>
          </table:table-cell>
          <table:table-cell table:style-name="ce162"/>
          <table:table-cell table:style-name="ce229" table:formula="of:=[.E40]+[.C41]-[.D41]" office:value-type="float" office:value="14062.5" calcext:value-type="float">
            <text:p>14.062,50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5 Ap'.G27]" office:value-type="float" office:value="712.5" calcext:value-type="float">
            <text:p>712,50</text:p>
          </table:table-cell>
          <table:table-cell table:style-name="ce162"/>
          <table:table-cell table:style-name="ce229" table:formula="of:=[.E41]+[.C42]-[.D42]" office:value-type="float" office:value="14775" calcext:value-type="float">
            <text:p>14.775,00</text:p>
          </table:table-cell>
          <table:table-cell/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1]" office:value-type="float" office:value="-76020.83" calcext:value-type="float">
            <text:p>-76.020,83</text:p>
          </table:table-cell>
          <table:table-cell table:style-name="ce169"/>
          <table:table-cell table:style-name="ce229" table:formula="of:=[.E42]+[.C43]-[.D43]" office:value-type="float" office:value="-61245.83" calcext:value-type="float">
            <text:p>-61.245,83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229" table:formula="of:=[$'06 Ayşe'.E16]" office:value-type="float" office:value="-20767.6" calcext:value-type="float">
            <text:p>-20.767,60</text:p>
          </table:table-cell>
          <table:table-cell table:style-name="ce229"/>
          <table:table-cell table:style-name="ce229" table:formula="of:=[.E43]+[.C44]-[.D44]" office:value-type="float" office:value="-82013.43" calcext:value-type="float">
            <text:p>-82.013,43</text:p>
          </table:table-cell>
          <table:table-cell/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229" table:formula="of:=[$'06 Ayşe'.E28]" office:value-type="float" office:value="-13858.5" calcext:value-type="float">
            <text:p>-13.858,50</text:p>
          </table:table-cell>
          <table:table-cell table:style-name="ce229"/>
          <table:table-cell table:style-name="ce229" table:formula="of:=[.E44]+[.C45]-[.D45]" office:value-type="float" office:value="-95871.93" calcext:value-type="float">
            <text:p>-95.871,93</text:p>
          </table:table-cell>
          <table:table-cell/>
        </table:table-row>
        <table:table-row table:style-name="ro3">
          <table:table-cell table:number-columns-repeated="2"/>
          <table:table-cell table:style-name="ce229" table:number-columns-repeated="2"/>
          <table:table-cell table:style-name="ce229" table:formula="of:=[.E45]+[.C46]-[.D46]" office:value-type="float" office:value="-95871.93" calcext:value-type="float">
            <text:p>-95.871,93</text:p>
          </table:table-cell>
          <table:table-cell/>
        </table:table-row>
        <table:table-row table:style-name="ro3">
          <table:table-cell table:style-name="ce123"/>
          <table:table-cell/>
          <table:table-cell table:style-name="ce214" table:number-columns-repeated="2"/>
          <table:table-cell table:style-name="ce229"/>
          <table:table-cell/>
        </table:table-row>
        <table:table-row table:style-name="ro1" table:number-rows-repeated="1048528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17ap ismail" table:style-name="ta1">
        <table:table-column table:style-name="co8" table:default-cell-style-name="Default"/>
        <table:table-column table:style-name="co27" table:default-cell-style-name="Default"/>
        <table:table-column table:style-name="co8" table:default-cell-style-name="Default"/>
        <table:table-column table:style-name="co8" table:default-cell-style-name="ce155"/>
        <table:table-column table:style-name="co8" table:default-cell-style-name="ce214"/>
        <table:table-row table:style-name="ro1">
          <table:table-cell table:style-name="ce193" office:value-type="string" calcext:value-type="string">
            <text:p>ALİ PAŞA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3">
          <table:table-cell table:style-name="ce219" office:value-type="string" calcext:value-type="string">
            <text:p>2020 NAZAN BALCI KİRA GELİR-GİDER</text:p>
          </table:table-cell>
          <table:table-cell/>
          <table:table-cell table:style-name="ce151"/>
          <table:table-cell table:style-name="ce214"/>
          <table:table-cell/>
        </table:table-row>
        <table:table-row table:style-name="ro1">
          <table:table-cell table:number-columns-repeated="3"/>
          <table:table-cell table:style-name="ce214"/>
          <table:table-cell/>
        </table:table-row>
        <table:table-row table:style-name="ro1">
          <table:table-cell table:number-columns-repeated="3"/>
          <table:table-cell table:style-name="ce156" office:value-type="string" calcext:value-type="string">
            <text:p>DOĞUŞ</text:p>
          </table:table-cell>
          <table:table-cell/>
        </table:table-row>
        <table:table-row table:style-name="ro3">
          <table:table-cell/>
          <table:table-cell table:style-name="ce219"/>
          <table:table-cell table:style-name="ce116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3">
          <table:table-cell/>
          <table:table-cell table:style-name="ce109"/>
          <table:table-cell table:style-name="ce117"/>
          <table:table-cell table:style-name="ce236"/>
          <table:table-cell table:style-name="ce236" table:formula="of:=-[.C7]" office:value-type="float" office:value="-0" calcext:value-type="float">
            <text:p>,00</text:p>
          </table:table-cell>
        </table:table-row>
        <table:table-row table:style-name="ro3">
          <table:table-cell/>
          <table:table-cell table:style-name="ce220" office:value-type="string" calcext:value-type="string">
            <text:p>2020 ali paşa ön kira geliri</text:p>
          </table:table-cell>
          <table:table-cell table:style-name="ce72" table:formula="of:=[$'05 Ap'.G12]" office:value-type="float" office:value="8158.5" calcext:value-type="float">
            <text:p>+8.158,50</text:p>
          </table:table-cell>
          <table:table-cell table:style-name="ce229"/>
          <table:table-cell table:style-name="ce229" table:formula="of:=[.E7]-[.C8]+[.D8]" office:value-type="float" office:value="-8158.5" calcext:value-type="float">
            <text:p>-8.158,50</text:p>
          </table:table-cell>
        </table:table-row>
        <table:table-row table:style-name="ro3">
          <table:table-cell/>
          <table:table-cell table:style-name="ce220" office:value-type="string" calcext:value-type="string">
            <text:p>2020 ali paşa arka kira geliri</text:p>
          </table:table-cell>
          <table:table-cell table:style-name="ce226" table:formula="of:=[$'05 Ap'.G26]" office:value-type="float" office:value="5700" calcext:value-type="float">
            <text:p>5.700,00</text:p>
          </table:table-cell>
          <table:table-cell table:style-name="ce168"/>
          <table:table-cell table:style-name="ce229" table:formula="of:=[.E8]-[.C9]+[.D9]" office:value-type="float" office:value="-13858.5" calcext:value-type="float">
            <text:p>-13.858,50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3">
          <table:table-cell table:style-name="ce219" office:value-type="string" calcext:value-type="string">
            <text:p>2020 HACI MURAT BALCI </text:p>
          </table:table-cell>
          <table:table-cell/>
          <table:table-cell table:style-name="ce214" table:number-columns-repeated="2"/>
          <table:table-cell/>
        </table:table-row>
        <table:table-row table:style-name="ro3">
          <table:table-cell table:style-name="ce219"/>
          <table:table-cell/>
          <table:table-cell table:style-name="ce214" table:number-columns-repeated="2"/>
          <table:table-cell/>
        </table:table-row>
        <table:table-row table:style-name="ro3">
          <table:table-cell/>
          <table:table-cell table:style-name="ce219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3">
          <table:table-cell/>
          <table:table-cell table:style-name="ce219"/>
          <table:table-cell table:style-name="ce162" table:number-columns-repeated="3"/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17]+[.C18]-[.D18]" office:value-type="float" office:value="0" calcext:value-type="float">
            <text:p>,00</text:p>
          </table:table-cell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18]+[.C19]-[.D19]" office:value-type="float" office:value="0" calcext:value-type="float">
            <text:p>,00</text:p>
          </table:table-cell>
        </table:table-row>
        <table:table-row table:style-name="ro3">
          <table:table-cell/>
          <table:table-cell table:style-name="ce220"/>
          <table:table-cell table:style-name="ce169"/>
          <table:table-cell table:style-name="ce162"/>
          <table:table-cell table:style-name="ce229" table:formula="of:=[.E19]+[.C20]-[.D20]" office:value-type="float" office:value="0" calcext:value-type="float">
            <text:p>,0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09" office:value-type="string" calcext:value-type="string">
            <text:p>Lise Arkası</text:p>
          </table:table-cell>
          <table:table-cell table:style-name="ce169" table:formula="of:=[$'04 Ls'.G22]" office:value-type="float" office:value="11000" calcext:value-type="float">
            <text:p>11.000,00</text:p>
          </table:table-cell>
          <table:table-cell table:style-name="ce162"/>
          <table:table-cell table:style-name="ce229" table:formula="of:=[.E20]+[.C21]-[.D21]" office:value-type="float" office:value="11000" calcext:value-type="float">
            <text:p>11.000,0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220" office:value-type="string" calcext:value-type="string">
            <text:p>Ali Paşa Ön</text:p>
          </table:table-cell>
          <table:table-cell table:style-name="ce169" table:formula="of:=[$'05 Ap'.G13]" office:value-type="float" office:value="3062.5" calcext:value-type="float">
            <text:p>3.062,50</text:p>
          </table:table-cell>
          <table:table-cell table:style-name="ce162"/>
          <table:table-cell table:style-name="ce229" table:formula="of:=[.E21]+[.C22]-[.D22]" office:value-type="float" office:value="14062.5" calcext:value-type="float">
            <text:p>14.062,50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table:style-name="ce115" office:value-type="string" calcext:value-type="string">
            <text:p>Ali Paşa Arka</text:p>
          </table:table-cell>
          <table:table-cell table:style-name="ce169" table:formula="of:=[$'05 Ap'.G27]" office:value-type="float" office:value="712.5" calcext:value-type="float">
            <text:p>712,50</text:p>
          </table:table-cell>
          <table:table-cell table:style-name="ce162"/>
          <table:table-cell table:style-name="ce229" table:formula="of:=[.E22]+[.C23]-[.D23]" office:value-type="float" office:value="14775" calcext:value-type="float">
            <text:p>14.775,00</text:p>
          </table:table-cell>
        </table:table-row>
        <table:table-row table:style-name="ro3">
          <table:table-cell office:value-type="float" office:value="2019" calcext:value-type="float">
            <text:p>2019</text:p>
          </table:table-cell>
          <table:table-cell table:style-name="ce115" office:value-type="string" calcext:value-type="string">
            <text:p>Selanik hesap</text:p>
          </table:table-cell>
          <table:table-cell table:style-name="ce169" table:formula="of:=[$'02 Slnk'.G1]" office:value-type="float" office:value="-76020.83" calcext:value-type="float">
            <text:p>-76.020,83</text:p>
          </table:table-cell>
          <table:table-cell table:style-name="ce169"/>
          <table:table-cell table:style-name="ce229" table:formula="of:=[.E23]+[.C24]-[.D24]" office:value-type="float" office:value="-61245.83" calcext:value-type="float">
            <text:p>-61.245,8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Ayşe Balcı hesap</text:p>
          </table:table-cell>
          <table:table-cell table:style-name="ce229" table:formula="of:=[$'06 Ayşe'.E16]" office:value-type="float" office:value="-20767.6" calcext:value-type="float">
            <text:p>-20.767,60</text:p>
          </table:table-cell>
          <table:table-cell table:style-name="ce229"/>
          <table:table-cell table:style-name="ce229" table:formula="of:=[.E24]+[.C25]-[.D25]" office:value-type="float" office:value="-82013.43" calcext:value-type="float">
            <text:p>-82.013,43</text:p>
          </table:table-cell>
        </table:table-row>
        <table:table-row table:style-name="ro3">
          <table:table-cell office:value-type="float" office:value="2020" calcext:value-type="float">
            <text:p>2020</text:p>
          </table:table-cell>
          <table:table-cell office:value-type="string" calcext:value-type="string">
            <text:p>Nazan Balcı hesap</text:p>
          </table:table-cell>
          <table:table-cell table:style-name="ce229" table:formula="of:=[$'06 Ayşe'.E28]" office:value-type="float" office:value="-13858.5" calcext:value-type="float">
            <text:p>-13.858,50</text:p>
          </table:table-cell>
          <table:table-cell table:style-name="ce229"/>
          <table:table-cell table:style-name="ce229" table:formula="of:=[.E25]+[.C26]-[.D26]" office:value-type="float" office:value="-95871.93" calcext:value-type="float">
            <text:p>-95.871,93</text:p>
          </table:table-cell>
        </table:table-row>
        <table:table-row table:style-name="ro3">
          <table:table-cell table:number-columns-repeated="2"/>
          <table:table-cell table:style-name="ce229" table:number-columns-repeated="2"/>
          <table:table-cell table:style-name="ce229" table:formula="of:=[.E26]+[.C27]-[.D27]" office:value-type="float" office:value="-95871.93" calcext:value-type="float">
            <text:p>-95.871,93</text:p>
          </table:table-cell>
        </table:table-row>
        <table:table-row table:style-name="ro3">
          <table:table-cell table:style-name="ce123"/>
          <table:table-cell/>
          <table:table-cell table:style-name="ce214" table:number-columns-repeated="2"/>
          <table:table-cell table:style-name="ce229"/>
        </table:table-row>
        <table:table-row table:style-name="ro1" table:number-rows-repeated="104854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1" svg:font-family="Calibri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number:min-decimal-places="3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number:min-decimal-places="1" number:min-integer-digits="1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num-format="1" style:print-orientation="portrait" fo:margin-top="2.499cm" fo:margin-bottom="0.6cm" fo:margin-left="3.923cm" fo:margin-right="0.9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0">00.00.0000</text:date>, <text:time style:data-style-name="N2" text:time-value="15:44:36.405088612">00:00:00</text:time></text:p>
        </style:region-right>
      </style:header>
      <style:header-left style:display="false"/>
      <style:header-first style:display="false"/>
      <style:footer>
        <text:p>Sayf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05-20T16:36:02.574600037</dc:date>
    <meta:editing-duration>PT23H57M9S</meta:editing-duration>
    <meta:editing-cycles>119</meta:editing-cycles>
    <meta:generator>LibreOffice/7.2.6.2$Linux_X86_64 LibreOffice_project/20$Build-2</meta:generator>
    <meta:print-date>2021-10-13T10:31:54.129096127</meta:print-date>
    <meta:document-statistic meta:table-count="6" meta:cell-count="510" meta:object-count="0"/>
  </office:meta>
</office:document-meta>
</file>